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Normal" style:font-family-generic="roman" style:font-pitch="variable" style:font-charset="x-symbol"/>
    <style:font-face style:name="Open Sans1" svg:font-family="'Open Sans', apple-system, BlinkMacSystemFont, 'Segoe UI', Roboto, 'Helvetica Neue', Arial, sans-serif"/>
    <style:font-face style:name="apple-system1" svg:font-family="apple-system, BlinkMacSystemFont, 'Segoe UI', Roboto, Helvetica, Arial, sans-serif"/>
    <style:font-face style:name="helvetica" svg:font-family="helvetica, arial, sans-serif"/>
    <style:font-face style:name="sans-serif" svg:font-family="sans-serif"/>
    <style:font-face style:name="Actor" svg:font-family="Actor, arial, sans-serif" style:font-family-generic="roman" style:font-pitch="variable"/>
    <style:font-face style:name="Arial1" svg:font-family="Arial" style:font-family-generic="roman" style:font-pitch="variable"/>
    <style:font-face style:name="Arial2" svg:font-family="Arial, Helvetica, sans-serif" style:font-family-generic="roman" style:font-pitch="variable"/>
    <style:font-face style:name="Arial" svg:font-family="Arial, sans-serif" style:font-family-generic="roman" style:font-pitch="variable"/>
    <style:font-face style:name="Droid Serif" svg:font-family="'Droid Serif', serif" style:font-family-generic="roman" style:font-pitch="variable"/>
    <style:font-face style:name="Lato" svg:font-family="Lato,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Code Pro" svg:font-family="'Source Code Pro', Inconsolata, 'Lucida Console', Terminal, 'Courier New', Courier" style:font-family-generic="roman" style:font-pitch="variable"/>
    <style:font-face style:name="Source sans pro" svg:font-family="'Source sans pro', sans-serif" style:font-family-generic="roman" style:font-pitch="variable"/>
    <style:font-face style:name="Verdana" svg:font-family="Verdana, sans-serif" style:font-family-generic="roman" style:font-pitch="variable"/>
    <style:font-face style:name="Whitney SSm A" svg:font-family="'Whitney SSm A', 'Whitney SSm B', 'Lucida Grande', 'Lucida Sans', Verdana, Helvetica, Arial, sans-serif" style:font-family-generic="roman" style:font-pitch="variable"/>
    <style:font-face style:name="a" svg:font-family="a" style:font-family-generic="roman" style:font-pitch="variable"/>
    <style:font-face style:name="apple-system"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4"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font-size="12pt" fo:font-weight="normal" style:font-size-asian="12pt" style:font-weight-asian="normal" style:font-size-complex="12pt" style:font-weight-complex="normal"/>
    </style:style>
    <style:style style:name="P2" style:family="paragraph" style:parent-style-name="Standard_20__28_user_29_">
      <style:text-properties style:font-name="Arial1" fo:font-size="12pt" fo:font-weight="bold" style:font-size-asian="12pt" style:font-weight-asian="bold" style:font-size-complex="12pt"/>
    </style:style>
    <style:style style:name="P3" style:family="paragraph" style:parent-style-name="Standard_20__28_user_29_">
      <style:text-properties style:font-name="Arial1" fo:font-size="12pt" fo:font-weight="bold" style:font-size-asian="12pt" style:font-weight-asian="bold" style:font-size-complex="12pt" style:font-weight-complex="bold"/>
    </style:style>
    <style:style style:name="P4" style:family="paragraph" style:parent-style-name="Standard_20__28_user_29_">
      <style:text-properties style:font-name="Arial1" fo:font-size="12pt" fo:font-weight="normal" style:font-size-asian="12pt" style:font-weight-asian="normal" style:font-size-complex="12pt" style:font-weight-complex="normal"/>
    </style:style>
    <style:style style:name="P5" style:family="paragraph" style:parent-style-name="Standard_20__28_user_29_">
      <style:paragraph-properties fo:margin-left="1.251cm" fo:margin-right="0cm" fo:text-indent="0cm" style:auto-text-indent="false"/>
      <style:text-properties style:font-name="Arial1" fo:font-weight="bold" style:font-weight-asian="bold"/>
    </style:style>
    <style:style style:name="P6" style:family="paragraph" style:parent-style-name="Standard">
      <style:text-properties style:font-name="Arial1" fo:font-size="12pt" fo:font-weight="bold" style:font-size-asian="12pt" style:font-weight-asian="bold" style:font-size-complex="12pt"/>
    </style:style>
    <style:style style:name="P7" style:family="paragraph" style:parent-style-name="Standard">
      <style:text-properties style:font-name="Arial1" fo:font-size="12pt" fo:font-weight="normal" style:font-size-asian="12pt" style:font-weight-asian="normal" style:font-size-complex="12pt" style:font-weight-complex="normal"/>
    </style:style>
    <style:style style:name="P8" style:family="paragraph" style:parent-style-name="Standard">
      <style:text-properties style:font-name="Arial1" fo:font-size="12pt" fo:font-weight="normal" officeooo:rsid="00096873" officeooo:paragraph-rsid="00096873"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loext:contextual-spacing="false" fo:orphans="2" fo:widows="2" fo:text-indent="0cm" style:auto-text-indent="false"/>
      <style:text-properties officeooo:paragraph-rsid="00239a6c"/>
    </style:style>
    <style:style style:name="P10"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2578bd" style:font-size-asian="16.5pt" style:font-style-asian="normal" style:font-weight-asian="bold"/>
    </style:style>
    <style:style style:name="P11"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26de2a" style:font-size-asian="16.5pt" style:font-style-asian="normal" style:font-weight-asian="bold"/>
    </style:style>
    <style:style style:name="P12" style:family="paragraph" style:parent-style-name="Heading_20_3">
      <style:paragraph-properties fo:margin-left="3.747cm" fo:margin-right="0cm" fo:text-indent="0cm" style:auto-text-indent="false"/>
      <style:text-properties fo:font-variant="normal" fo:text-transform="none" fo:color="#626262" style:font-name="Arial1" fo:letter-spacing="normal" fo:font-style="normal" fo:font-weight="bold" officeooo:paragraph-rsid="002c1f09" style:font-style-asian="normal" style:font-weight-asian="bold"/>
    </style:style>
    <style:style style:name="P13" style:family="paragraph" style:parent-style-name="Heading_20_4">
      <style:paragraph-properties fo:margin-left="0cm" fo:margin-right="0cm" fo:margin-top="1.058cm" fo:margin-bottom="0.529cm" loext:contextual-spacing="false" fo:orphans="2" fo:widows="2" fo:text-indent="0cm" style:auto-text-indent="false"/>
      <style:text-properties fo:font-variant="normal" fo:text-transform="none" fo:color="#aaaaaa" style:font-name="Droid Serif" fo:font-size="15pt" fo:letter-spacing="normal" fo:font-style="normal" fo:font-weight="bold" officeooo:paragraph-rsid="00239a6c" style:font-size-asian="15pt" style:font-style-asian="normal" style:font-weight-asian="bold"/>
    </style:style>
    <style:style style:name="P14" style:family="paragraph" style:parent-style-name="Heading_20_4">
      <style:paragraph-properties fo:margin-left="0cm" fo:margin-right="0cm" fo:margin-top="1.058cm" fo:margin-bottom="0.529cm" loext:contextual-spacing="false" fo:orphans="2" fo:widows="2" fo:text-indent="0cm" style:auto-text-indent="false"/>
      <style:text-properties officeooo:paragraph-rsid="00239a6c"/>
    </style:style>
    <style:style style:name="P15" style:family="paragraph" style:parent-style-name="Heading_20_4">
      <style:paragraph-properties fo:margin-left="0cm" fo:margin-right="0cm" fo:text-indent="0cm" style:auto-text-indent="false"/>
      <style:text-properties fo:font-variant="normal" fo:text-transform="none" fo:color="#000000" style:font-name="sans-serif" fo:font-size="10.5pt" fo:letter-spacing="normal" fo:font-style="normal" fo:font-weight="bold" officeooo:paragraph-rsid="003cbf4c" style:font-size-asian="12pt" style:font-style-asian="normal" style:font-weight-asian="normal" style:font-size-complex="12pt" style:font-weight-complex="bold"/>
    </style:style>
    <style:style style:name="P16" style:family="paragraph" style:parent-style-name="Heading_20_4">
      <style:paragraph-properties fo:margin-left="0cm" fo:margin-right="0cm" fo:text-indent="0cm" style:auto-text-indent="false"/>
      <style:text-properties fo:font-variant="normal" fo:text-transform="none" style:use-window-font-color="true" style:font-name="Arial3" fo:font-size="12pt" fo:letter-spacing="normal" fo:font-style="normal" fo:font-weight="bold" officeooo:paragraph-rsid="0047aa44" style:font-size-asian="12pt" style:font-style-asian="normal" style:font-weight-asian="bold" style:font-size-complex="12pt" style:font-weight-complex="bold"/>
    </style:style>
    <style:style style:name="P17" style:family="paragraph" style:parent-style-name="Heading_20_4">
      <style:paragraph-properties fo:margin-left="0cm" fo:margin-right="0cm" fo:text-indent="0cm" style:auto-text-indent="false"/>
      <style:text-properties style:font-name="Arial1" fo:font-weight="bold" officeooo:paragraph-rsid="003cbf4c" style:font-weight-asian="bold" style:font-weight-complex="bold"/>
    </style:style>
    <style:style style:name="P18" style:family="paragraph" style:parent-style-name="Heading_20_1">
      <style:paragraph-properties fo:margin-left="0cm" fo:margin-right="0cm" fo:text-indent="0cm" style:auto-text-indent="false"/>
      <style:text-properties fo:color="#242424" style:font-name="Arial1" fo:font-size="12pt" fo:font-weight="bold" officeooo:paragraph-rsid="0020abc2" style:font-size-asian="12pt" style:font-weight-asian="bold" style:font-size-complex="12pt"/>
    </style:style>
    <style:style style:name="P19" style:family="paragraph" style:parent-style-name="Standard_20__28_user_29_" style:master-page-name="Standard">
      <style:paragraph-properties style:page-number="auto"/>
      <style:text-properties style:font-name="Arial1" fo:font-size="12pt" fo:font-weight="bold" style:font-size-asian="12pt" style:font-weight-asian="bold" style:font-size-complex="12pt" style:font-weight-complex="bold"/>
    </style:style>
    <style:style style:name="P20" style:family="paragraph" style:parent-style-name="Standard_20__28_user_29_">
      <style:text-properties style:font-name="Arial1" fo:font-size="12pt" fo:font-weight="normal" style:font-size-asian="12pt" style:font-weight-asian="normal" style:font-size-complex="12pt" style:font-weight-complex="normal"/>
    </style:style>
    <style:style style:name="P21" style:family="paragraph" style:parent-style-name="Standard_20__28_user_29_">
      <style:text-properties style:font-name="Arial1" fo:font-size="12pt" fo:font-weight="normal" officeooo:rsid="00096873" officeooo:paragraph-rsid="00096873" style:font-size-asian="12pt" style:font-weight-asian="normal" style:font-size-complex="12pt" style:font-weight-complex="normal"/>
    </style:style>
    <style:style style:name="P22" style:family="paragraph" style:parent-style-name="Standard_20__28_user_29_">
      <style:text-properties style:font-name="Arial1" fo:font-size="12pt" fo:font-weight="normal" officeooo:paragraph-rsid="000e2dff" style:font-size-asian="12pt" style:font-weight-asian="normal" style:font-size-complex="12pt" style:font-weight-complex="normal"/>
    </style:style>
    <style:style style:name="P23" style:family="paragraph" style:parent-style-name="Standard_20__28_user_29_">
      <style:text-properties style:font-name="Arial1" fo:font-size="12pt" fo:font-weight="bold" style:font-size-asian="12pt" style:font-weight-asian="bold" style:font-size-complex="12pt"/>
    </style:style>
    <style:style style:name="P24" style:family="paragraph" style:parent-style-name="Standard_20__28_user_29_">
      <style:text-properties style:font-name="Arial1" fo:font-size="12pt" fo:font-weight="bold" officeooo:rsid="00096873" officeooo:paragraph-rsid="00096873" style:font-size-asian="12pt" style:font-weight-asian="bold" style:font-size-complex="12pt"/>
    </style:style>
    <style:style style:name="P25" style:family="paragraph" style:parent-style-name="Standard_20__28_user_29_">
      <style:text-properties style:font-name="Arial1" fo:font-size="14pt" fo:font-weight="bold" style:font-size-asian="14pt" style:font-weight-asian="bold" style:font-size-complex="14pt" style:font-weight-complex="bold"/>
    </style:style>
    <style:style style:name="P26" style:family="paragraph" style:parent-style-name="Standard_20__28_user_29_">
      <style:text-properties style:font-name="Arial1" fo:font-size="14pt" style:font-size-asian="14pt" style:font-size-complex="14pt"/>
    </style:style>
    <style:style style:name="P27" style:family="paragraph" style:parent-style-name="Standard_20__28_user_29_">
      <style:paragraph-properties fo:margin-left="0cm" fo:margin-right="0cm" fo:text-indent="0cm" style:auto-text-indent="false"/>
    </style:style>
    <style:style style:name="P28" style:family="paragraph" style:parent-style-name="Standard_20__28_user_29_">
      <style:paragraph-properties fo:margin-left="0cm" fo:margin-right="0cm" fo:text-indent="0cm" style:auto-text-indent="false"/>
      <style:text-properties style:font-name="Arial1" fo:font-weight="bold" officeooo:rsid="000afeb8" officeooo:paragraph-rsid="001a0edf" style:font-weight-asian="bold"/>
    </style:style>
    <style:style style:name="P29" style:family="paragraph" style:parent-style-name="Standard_20__28_user_29_">
      <style:paragraph-properties fo:margin-left="0cm" fo:margin-right="0cm" fo:text-indent="0cm" style:auto-text-indent="false"/>
      <style:text-properties style:font-name="Arial1" officeooo:rsid="000afeb8" officeooo:paragraph-rsid="00228fc1"/>
    </style:style>
    <style:style style:name="P30" style:family="paragraph" style:parent-style-name="Standard_20__28_user_29_">
      <style:paragraph-properties fo:margin-left="0cm" fo:margin-right="0cm" fo:text-indent="0cm" style:auto-text-indent="false"/>
      <style:text-properties style:font-name="Arial1" officeooo:rsid="001a0edf" officeooo:paragraph-rsid="00228fc1"/>
    </style:style>
    <style:style style:name="P31" style:family="paragraph" style:parent-style-name="Standard_20__28_user_29_">
      <style:paragraph-properties fo:margin-left="0cm" fo:margin-right="0cm" fo:text-indent="0cm" style:auto-text-indent="false"/>
      <style:text-properties style:font-name="Arial1" fo:font-size="14pt" fo:font-weight="bold" style:font-size-asian="14pt" style:font-weight-asian="bold" style:font-size-complex="14pt"/>
    </style:style>
    <style:style style:name="P32" style:family="paragraph" style:parent-style-name="Standard_20__28_user_29_">
      <style:paragraph-properties fo:margin-left="0cm" fo:margin-right="0cm" fo:text-indent="0cm" style:auto-text-indent="false"/>
      <style:text-properties style:font-name="Arial1" fo:font-size="14pt" fo:font-weight="normal" style:font-size-asian="14pt" style:font-weight-asian="normal" style:font-size-complex="14pt" style:font-weight-complex="normal"/>
    </style:style>
    <style:style style:name="P33" style:family="paragraph" style:parent-style-name="Standard_20__28_user_29_">
      <style:paragraph-properties fo:margin-left="0cm" fo:margin-right="0cm" fo:margin-top="0cm" fo:margin-bottom="0cm" loext:contextual-spacing="false"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34" style:family="paragraph" style:parent-style-name="Standard_20__28_user_29_">
      <style:paragraph-properties fo:margin-left="1.251cm" fo:margin-right="0cm" fo:text-indent="0cm" style:auto-text-indent="false"/>
      <style:text-properties style:font-name="Arial1" fo:font-weight="bold" style:font-weight-asian="bold"/>
    </style:style>
    <style:style style:name="P35" style:family="paragraph" style:parent-style-name="Standard_20__28_user_29_">
      <style:paragraph-properties fo:margin-left="1.251cm" fo:margin-right="0cm" fo:text-indent="0cm" style:auto-text-indent="false"/>
      <style:text-properties style:font-name="Arial1" fo:font-size="14pt" fo:font-weight="bold" style:font-size-asian="14pt" style:font-weight-asian="bold" style:font-size-complex="14pt"/>
    </style:style>
    <style:style style:name="P36" style:family="paragraph" style:parent-style-name="Standard_20__28_user_29_">
      <style:paragraph-properties fo:margin-left="2.501cm" fo:margin-right="0cm" fo:text-indent="0cm" style:auto-text-indent="false"/>
      <style:text-properties style:font-name="Arial1" fo:font-weight="bold" officeooo:paragraph-rsid="0018d240" style:font-weight-asian="bold"/>
    </style:style>
    <style:style style:name="P37" style:family="paragraph" style:parent-style-name="Standard_20__28_user_29_">
      <style:paragraph-properties fo:margin-left="2.501cm" fo:margin-right="0cm" fo:text-indent="0cm" style:auto-text-indent="false"/>
      <style:text-properties style:font-name="Arial1" fo:font-weight="bold" officeooo:paragraph-rsid="001a0ab2" style:font-weight-asian="bold"/>
    </style:style>
    <style:style style:name="P38" style:family="paragraph" style:parent-style-name="Standard_20__28_user_29_">
      <style:paragraph-properties fo:margin-left="0cm" fo:margin-right="0cm" fo:text-indent="0cm" style:auto-text-indent="false"/>
      <style:text-properties style:font-name="Arial1" fo:font-weight="bold" officeooo:paragraph-rsid="001a0ab2" style:font-weight-asian="bold"/>
    </style:style>
    <style:style style:name="P39" style:family="paragraph" style:parent-style-name="Standard_20__28_user_29_">
      <style:paragraph-properties fo:margin-left="0cm" fo:margin-right="0cm" fo:text-indent="0cm" style:auto-text-indent="false"/>
      <style:text-properties style:font-name="Arial1" fo:font-weight="bold" officeooo:rsid="001a0ab2" officeooo:paragraph-rsid="001a0ab2" style:font-weight-asian="bold"/>
    </style:style>
    <style:style style:name="P40" style:family="paragraph" style:parent-style-name="Standard_20__28_user_29_">
      <style:paragraph-properties fo:margin-left="0cm" fo:margin-right="0cm" fo:text-indent="0cm" style:auto-text-indent="false"/>
      <style:text-properties style:font-name="Arial1" fo:font-weight="bold" officeooo:rsid="000de8cf" officeooo:paragraph-rsid="001a0ab2" style:font-weight-asian="bold"/>
    </style:style>
    <style:style style:name="P41" style:family="paragraph" style:parent-style-name="Standard_20__28_user_29_">
      <style:paragraph-properties fo:margin-left="0cm" fo:margin-right="0cm" fo:text-indent="0cm" style:auto-text-indent="false"/>
      <style:text-properties style:font-name="Arial1" fo:font-weight="bold" officeooo:paragraph-rsid="001a0ab2" style:font-weight-asian="bold" style:font-weight-complex="bold"/>
    </style:style>
    <style:style style:name="P42" style:family="paragraph" style:parent-style-name="Standard_20__28_user_29_">
      <style:paragraph-properties fo:margin-left="0cm" fo:margin-right="0cm" fo:text-indent="0cm" style:auto-text-indent="false"/>
      <style:text-properties style:font-name="Arial1" fo:font-weight="bold" officeooo:rsid="0038a659" officeooo:paragraph-rsid="0038a659" style:font-weight-asian="bold" style:font-weight-complex="bold"/>
    </style:style>
    <style:style style:name="P43" style:family="paragraph" style:parent-style-name="Standard_20__28_user_29_">
      <style:paragraph-properties fo:margin-left="0cm" fo:margin-right="0cm" fo:text-indent="0cm" style:auto-text-indent="false"/>
      <style:text-properties style:font-name="Arial1" fo:font-weight="bold" officeooo:paragraph-rsid="003cbf4c" style:font-weight-asian="bold" style:font-weight-complex="bold"/>
    </style:style>
    <style:style style:name="P44" style:family="paragraph" style:parent-style-name="Standard_20__28_user_29_">
      <style:paragraph-properties fo:margin-left="0cm" fo:margin-right="0cm" fo:text-indent="0cm" style:auto-text-indent="false"/>
      <style:text-properties style:font-name="Arial1" fo:font-weight="bold" officeooo:paragraph-rsid="0047aa44" style:font-weight-asian="bold" style:font-weight-complex="bold"/>
    </style:style>
    <style:style style:name="P45" style:family="paragraph" style:parent-style-name="Standard_20__28_user_29_">
      <style:paragraph-properties fo:margin-left="0cm" fo:margin-right="0cm" fo:text-indent="0cm" style:auto-text-indent="false"/>
      <style:text-properties style:font-name="Arial1" fo:font-weight="bold" officeooo:paragraph-rsid="00499f7b" style:font-weight-asian="bold" style:font-weight-complex="bold"/>
    </style:style>
    <style:style style:name="P46" style:family="paragraph" style:parent-style-name="Standard_20__28_user_29_">
      <style:paragraph-properties fo:margin-left="0cm" fo:margin-right="0cm" fo:text-indent="0cm" style:auto-text-indent="false"/>
      <style:text-properties style:font-name="Arial1" fo:font-weight="bold" officeooo:rsid="000afeb8" officeooo:paragraph-rsid="0018d240" style:font-weight-asian="bold"/>
    </style:style>
    <style:style style:name="P47" style:family="paragraph" style:parent-style-name="Standard_20__28_user_29_">
      <style:paragraph-properties fo:margin-left="0cm" fo:margin-right="0cm" fo:text-indent="0cm" style:auto-text-indent="false"/>
      <style:text-properties style:font-name="Arial1" officeooo:paragraph-rsid="001a0ab2"/>
    </style:style>
    <style:style style:name="P48" style:family="paragraph" style:parent-style-name="Standard_20__28_user_29_">
      <style:paragraph-properties fo:margin-left="0cm" fo:margin-right="0cm" fo:text-indent="0cm" style:auto-text-indent="false"/>
      <style:text-properties style:font-name="Arial1" fo:font-weight="normal" officeooo:rsid="002f2f15" officeooo:paragraph-rsid="002f2f15" style:font-weight-asian="normal" style:font-weight-complex="normal"/>
    </style:style>
    <style:style style:name="P49" style:family="paragraph" style:parent-style-name="Standard_20__28_user_29_">
      <style:paragraph-properties fo:margin-left="0cm" fo:margin-right="0cm" fo:text-indent="0cm" style:auto-text-indent="false"/>
      <style:text-properties style:font-name="Arial1" fo:font-weight="normal" officeooo:rsid="0030a40c" officeooo:paragraph-rsid="003e7fcd" style:font-weight-asian="normal" style:font-weight-complex="normal"/>
    </style:style>
    <style:style style:name="P50" style:family="paragraph" style:parent-style-name="Standard_20__28_user_29_">
      <style:paragraph-properties fo:margin-left="0cm" fo:margin-right="0cm" fo:text-indent="0cm" style:auto-text-indent="false"/>
      <style:text-properties style:font-name="Arial1" fo:font-weight="normal" officeooo:paragraph-rsid="0030a40c" style:font-weight-asian="normal" style:font-weight-complex="normal"/>
    </style:style>
    <style:style style:name="P51" style:family="paragraph" style:parent-style-name="Standard_20__28_user_29_">
      <style:paragraph-properties fo:margin-left="0cm" fo:margin-right="0cm" fo:text-indent="0cm" style:auto-text-indent="false"/>
      <style:text-properties style:font-name="Arial1" fo:font-weight="normal" officeooo:paragraph-rsid="0033ab7c" style:font-weight-asian="normal" style:font-weight-complex="normal"/>
    </style:style>
    <style:style style:name="P52" style:family="paragraph" style:parent-style-name="Standard_20__28_user_29_">
      <style:paragraph-properties fo:margin-left="0cm" fo:margin-right="0cm" fo:text-indent="0cm" style:auto-text-indent="false"/>
      <style:text-properties style:font-name="Arial1" fo:font-weight="normal" officeooo:rsid="00342aae" officeooo:paragraph-rsid="00342aae" style:font-weight-asian="normal" style:font-weight-complex="normal"/>
    </style:style>
    <style:style style:name="P53" style:family="paragraph" style:parent-style-name="Standard_20__28_user_29_">
      <style:paragraph-properties fo:margin-left="0cm" fo:margin-right="0cm" fo:text-indent="0cm" style:auto-text-indent="false"/>
      <style:text-properties style:font-name="Arial1" fo:font-weight="normal" officeooo:rsid="004d5427" officeooo:paragraph-rsid="004d5427" style:font-weight-asian="normal" style:font-weight-complex="normal"/>
    </style:style>
    <style:style style:name="P54" style:family="paragraph" style:parent-style-name="Standard_20__28_user_29_">
      <style:paragraph-properties fo:margin-left="0cm" fo:margin-right="0cm"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55" style:family="paragraph" style:parent-style-name="Standard_20__28_user_29_">
      <style:paragraph-properties fo:margin-left="0cm" fo:margin-right="0cm" fo:text-indent="0cm" style:auto-text-indent="false"/>
      <style:text-properties style:font-name="Arial1" fo:font-size="12pt" fo:font-weight="normal" officeooo:rsid="001ced80" officeooo:paragraph-rsid="001ced80" style:font-size-asian="12pt" style:font-weight-asian="normal" style:font-size-complex="12pt" style:font-weight-complex="normal"/>
    </style:style>
    <style:style style:name="P56" style:family="paragraph" style:parent-style-name="Standard_20__28_user_29_">
      <style:paragraph-properties fo:margin-left="0cm" fo:margin-right="0cm"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57" style:family="paragraph" style:parent-style-name="Standard_20__28_user_29_">
      <style:paragraph-properties fo:margin-left="0cm" fo:margin-right="0cm" fo:text-indent="0cm" style:auto-text-indent="false"/>
      <style:text-properties style:font-name="Arial1" fo:font-size="12pt" fo:font-weight="normal" officeooo:rsid="001eec22" officeooo:paragraph-rsid="001eec22" style:font-size-asian="12pt" style:font-weight-asian="normal" style:font-size-complex="12pt" style:font-weight-complex="normal"/>
    </style:style>
    <style:style style:name="P58" style:family="paragraph" style:parent-style-name="Standard_20__28_user_29_">
      <style:paragraph-properties fo:margin-left="0cm" fo:margin-right="0cm" fo:text-indent="0cm" style:auto-text-indent="false"/>
      <style:text-properties style:font-name="Arial1" fo:font-size="14pt" fo:font-weight="bold" officeooo:paragraph-rsid="0018d240" style:font-size-asian="14pt" style:font-weight-asian="bold" style:font-size-complex="14pt"/>
    </style:style>
    <style:style style:name="P59" style:family="paragraph" style:parent-style-name="Standard_20__28_user_29_">
      <style:paragraph-properties fo:margin-left="0cm" fo:margin-right="0cm" fo:text-indent="0cm" style:auto-text-indent="false"/>
      <style:text-properties style:font-name="Arial1" fo:font-size="14pt" fo:font-weight="bold" officeooo:paragraph-rsid="001a0ab2" style:font-size-asian="14pt" style:font-weight-asian="bold" style:font-size-complex="14pt"/>
    </style:style>
    <style:style style:name="P60" style:family="paragraph" style:parent-style-name="Standard_20__28_user_29_">
      <style:paragraph-properties fo:margin-left="0cm" fo:margin-right="0cm" fo:text-indent="0cm" style:auto-text-indent="false"/>
      <style:text-properties fo:font-weight="normal" officeooo:rsid="004b30a2" officeooo:paragraph-rsid="004b30a2" style:font-weight-asian="normal" style:font-weight-complex="normal"/>
    </style:style>
    <style:style style:name="P61" style:family="paragraph" style:parent-style-name="Standard_20__28_user_29_">
      <style:paragraph-properties fo:margin-left="0cm" fo:margin-right="0cm" fo:text-indent="0cm" style:auto-text-indent="false"/>
      <style:text-properties style:use-window-font-color="true" style:font-name="Arial1" fo:font-weight="normal" officeooo:rsid="004b30a2" officeooo:paragraph-rsid="004b30a2" style:font-weight-asian="normal" style:font-weight-complex="normal"/>
    </style:style>
    <style:style style:name="P62" style:family="paragraph" style:parent-style-name="Standard_20__28_user_29_">
      <style:paragraph-properties fo:margin-left="0cm" fo:margin-right="0cm" fo:text-indent="0cm" style:auto-text-indent="false"/>
      <style:text-properties style:use-window-font-color="true" style:font-name="Arial3" fo:font-size="12pt" fo:font-weight="normal" officeooo:rsid="001a0edf" officeooo:paragraph-rsid="001a0edf" style:font-size-asian="12pt" style:font-weight-asian="normal" style:font-size-complex="12pt" style:font-weight-complex="normal"/>
    </style:style>
    <style:style style:name="P63" style:family="paragraph" style:parent-style-name="Standard_20__28_user_29_">
      <style:paragraph-properties fo:margin-left="0cm" fo:margin-right="0cm" fo:text-indent="0cm" style:auto-text-indent="false"/>
      <style:text-properties style:use-window-font-color="true" style:font-name="Arial3" fo:font-size="12pt" fo:font-weight="bold" officeooo:paragraph-rsid="003cbf4c" style:font-size-asian="12pt" style:font-weight-asian="bold" style:font-size-complex="12pt" style:font-weight-complex="bold"/>
    </style:style>
    <style:style style:name="P64" style:family="paragraph" style:parent-style-name="Standard_20__28_user_29_">
      <style:paragraph-properties fo:margin-left="0cm" fo:margin-right="0cm" fo:text-indent="0cm" style:auto-text-indent="false"/>
      <style:text-properties style:font-name="Arial3" fo:font-size="12pt" fo:font-weight="bold" officeooo:paragraph-rsid="0018d240" style:font-size-asian="12pt" style:font-weight-asian="bold" style:font-size-complex="12pt"/>
    </style:style>
    <style:style style:name="P65" style:family="paragraph" style:parent-style-name="Standard_20__28_user_29_">
      <style:paragraph-properties fo:margin-left="0cm" fo:margin-right="0cm"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66" style:family="paragraph" style:parent-style-name="Standard_20__28_user_29_">
      <style:paragraph-properties fo:margin-left="0cm" fo:margin-right="0cm"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67" style:family="paragraph" style:parent-style-name="Standard_20__28_user_29_">
      <style:paragraph-properties fo:margin-left="0cm" fo:margin-right="0cm" fo:text-indent="0cm" style:auto-text-indent="false"/>
      <style:text-properties style:font-name="Arial3" fo:font-size="12pt" fo:font-weight="normal" officeooo:rsid="00319d68" officeooo:paragraph-rsid="00319d68" style:font-size-asian="12pt" style:font-weight-asian="normal" style:font-size-complex="12pt" style:font-weight-complex="normal"/>
    </style:style>
    <style:style style:name="P68"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1eec22"/>
    </style:style>
    <style:style style:name="P69"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bold" officeooo:paragraph-rsid="0047aa44" style:font-size-asian="12pt" style:font-style-asian="normal" style:font-weight-asian="bold" style:font-size-complex="12pt" style:font-weight-complex="bold"/>
    </style:style>
    <style:style style:name="P70" style:family="paragraph" style:parent-style-name="Standard_20__28_user_29_">
      <style:paragraph-properties fo:margin-left="0cm" fo:margin-right="0cm"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71" style:family="paragraph" style:parent-style-name="Standard_20__28_user_29_">
      <style:paragraph-properties fo:margin-left="0cm" fo:margin-right="0cm" fo:text-indent="0cm" style:auto-text-indent="false"/>
      <style:text-properties fo:font-variant="normal" fo:text-transform="none" fo:color="#666666" style:font-name="Arial3" fo:font-size="12pt" fo:letter-spacing="normal" fo:font-style="normal" fo:font-weight="normal" officeooo:paragraph-rsid="003cbf4c" style:font-size-asian="12pt" style:font-style-asian="normal" style:font-weight-asian="normal" style:font-size-complex="12pt" style:font-weight-complex="bold"/>
    </style:style>
    <style:style style:name="P72" style:family="paragraph" style:parent-style-name="Standard_20__28_user_29_">
      <style:paragraph-properties fo:margin-left="0cm" fo:margin-right="0cm" fo:text-indent="0cm" style:auto-text-indent="false"/>
      <style:text-properties officeooo:paragraph-rsid="00471342"/>
    </style:style>
    <style:style style:name="P73" style:family="paragraph" style:parent-style-name="Standard_20__28_user_29_">
      <style:paragraph-properties fo:margin-left="0cm" fo:margin-right="0cm" fo:text-indent="0cm" style:auto-text-indent="false"/>
      <style:text-properties officeooo:rsid="00499f7b" officeooo:paragraph-rsid="00499f7b"/>
    </style:style>
    <style:style style:name="P74" style:family="paragraph" style:parent-style-name="Standard_20__28_user_29_">
      <style:paragraph-properties fo:margin-left="0cm" fo:margin-right="0cm" fo:text-indent="0cm" style:auto-text-indent="false"/>
      <style:text-properties officeooo:paragraph-rsid="004b30a2"/>
    </style:style>
    <style:style style:name="P75" style:family="paragraph" style:parent-style-name="Standard_20__28_user_29_">
      <style:paragraph-properties fo:margin-left="1.251cm" fo:margin-right="0cm" fo:text-indent="1.251cm" style:auto-text-indent="false"/>
      <style:text-properties style:font-name="Arial1" fo:font-size="14pt" fo:font-weight="normal" style:font-size-asian="14pt" style:font-weight-asian="normal" style:font-size-complex="14pt" style:font-weight-complex="normal"/>
    </style:style>
    <style:style style:name="P76"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39a6c" style:font-size-asian="13pt" style:font-style-asian="normal" style:font-weight-asian="normal"/>
    </style:style>
    <style:style style:name="P7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7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7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666666" style:font-name="Arial3" fo:font-size="12pt" fo:letter-spacing="normal" fo:font-style="normal" fo:font-weight="normal" officeooo:paragraph-rsid="003cbf4c" style:font-size-asian="12pt" style:font-style-asian="normal" style:font-weight-asian="normal" style:font-size-complex="12pt"/>
    </style:style>
    <style:style style:name="P8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apple-system1" fo:font-size="12pt" fo:letter-spacing="normal" fo:font-style="normal" fo:font-weight="normal" officeooo:paragraph-rsid="002578bd"/>
    </style:style>
    <style:style style:name="P81" style:family="paragraph" style:parent-style-name="Text_20_body">
      <style:paragraph-properties fo:margin-left="0cm" fo:margin-right="0cm" fo:margin-top="0cm" fo:margin-bottom="0cm" loext:contextual-spacing="false" fo:orphans="2" fo:widows="2" fo:text-indent="0cm" style:auto-text-indent="false"/>
      <style:text-properties style:font-name="Arial1" fo:font-weight="bold" officeooo:paragraph-rsid="001eec22" style:font-weight-asian="bold"/>
    </style:style>
    <style:style style:name="P82" style:family="paragraph" style:parent-style-name="Text_20_body">
      <style:paragraph-properties fo:margin-left="0cm" fo:margin-right="0cm" fo:margin-top="0cm" fo:margin-bottom="0cm" loext:contextual-spacing="false" fo:orphans="2" fo:widows="2" fo:text-indent="0cm" style:auto-text-indent="false"/>
      <style:text-properties style:font-name="Arial1" fo:font-weight="bold" officeooo:rsid="00081767" officeooo:paragraph-rsid="00239a6c" style:font-weight-asian="bold" style:font-weight-complex="bold"/>
    </style:style>
    <style:style style:name="P83" style:family="paragraph" style:parent-style-name="Text_20_body">
      <style:paragraph-properties fo:margin-left="0cm" fo:margin-right="0cm" fo:margin-top="0cm" fo:margin-bottom="0cm" loext:contextual-spacing="false" fo:orphans="2" fo:widows="2" fo:text-indent="0cm" style:auto-text-indent="false"/>
      <style:text-properties style:font-name="Arial1" fo:font-weight="bold" officeooo:paragraph-rsid="00239a6c" style:font-weight-asian="bold" style:font-weight-complex="bold"/>
    </style:style>
    <style:style style:name="P84" style:family="paragraph" style:parent-style-name="Text_20_body">
      <style:paragraph-properties fo:margin-left="0cm" fo:margin-right="0cm" fo:margin-top="0cm" fo:margin-bottom="0cm" loext:contextual-spacing="false" fo:orphans="2" fo:widows="2" fo:text-indent="0cm" style:auto-text-indent="false"/>
      <style:text-properties style:font-name="Arial1" fo:font-weight="bold" officeooo:paragraph-rsid="0038a659" style:font-weight-asian="bold" style:font-weight-complex="bold"/>
    </style:style>
    <style:style style:name="P85"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02c1f09" style:font-weight-asian="bold" style:font-weight-complex="bold"/>
    </style:style>
    <style:style style:name="P86" style:family="paragraph" style:parent-style-name="Text_20_body">
      <style:paragraph-properties fo:margin-left="0cm" fo:margin-right="0cm" fo:margin-top="0cm" fo:margin-bottom="0cm" loext:contextual-spacing="false" fo:orphans="2" fo:widows="2" fo:text-indent="0cm" style:auto-text-indent="false"/>
      <style:text-properties style:font-name="Arial1" fo:font-weight="bold" officeooo:rsid="000de8cf" officeooo:paragraph-rsid="0026de2a" style:font-weight-asian="bold"/>
    </style:style>
    <style:style style:name="P87" style:family="paragraph" style:parent-style-name="Text_20_body">
      <style:paragraph-properties fo:margin-left="0cm" fo:margin-right="0cm" fo:margin-top="0cm" fo:margin-bottom="0cm" loext:contextual-spacing="false" fo:orphans="2" fo:widows="2" fo:text-indent="0cm" style:auto-text-indent="false"/>
      <style:text-properties style:font-name="Arial1" fo:font-size="12pt" fo:font-weight="bold" officeooo:rsid="001ced80" officeooo:paragraph-rsid="001eec22" style:font-size-asian="12pt" style:font-weight-asian="bold" style:font-size-complex="12pt" style:font-weight-complex="normal"/>
    </style:style>
    <style:style style:name="P88" style:family="paragraph" style:parent-style-name="Text_20_body">
      <style:paragraph-properties fo:margin-left="0cm" fo:margin-right="0cm" fo:margin-top="0cm" fo:margin-bottom="0cm" loext:contextual-spacing="false" fo:orphans="2" fo:widows="2" fo:text-indent="0cm" style:auto-text-indent="false"/>
      <style:text-properties style:font-name="Arial1" fo:font-size="12pt" fo:font-weight="bold" officeooo:rsid="001eec22" officeooo:paragraph-rsid="001eec22" style:font-size-asian="12pt" style:font-weight-asian="bold" style:font-size-complex="12pt" style:font-weight-complex="normal"/>
    </style:style>
    <style:style style:name="P89" style:family="paragraph" style:parent-style-name="Text_20_body">
      <style:paragraph-properties fo:margin-left="0cm" fo:margin-right="0cm" fo:margin-top="0cm" fo:margin-bottom="0cm" loext:contextual-spacing="false" fo:orphans="2" fo:widows="2" fo:text-indent="0cm" style:auto-text-indent="false"/>
      <style:text-properties style:font-name="Arial1" fo:font-size="12pt" fo:font-weight="normal" officeooo:rsid="001a0edf" officeooo:paragraph-rsid="00239a6c" style:font-size-asian="12pt" style:font-weight-asian="normal" style:font-size-complex="12pt" style:font-weight-complex="normal"/>
    </style:style>
    <style:style style:name="P90" style:family="paragraph" style:parent-style-name="Text_20_body">
      <style:paragraph-properties fo:margin-left="0cm" fo:margin-right="0cm" fo:margin-top="0cm" fo:margin-bottom="0cm" loext:contextual-spacing="false" fo:orphans="2" fo:widows="2" fo:text-indent="0cm" style:auto-text-indent="false"/>
      <style:text-properties style:font-name="Arial1" fo:font-size="14pt" fo:font-weight="bold" officeooo:paragraph-rsid="0020abc2" style:font-size-asian="14pt" style:font-weight-asian="bold" style:font-size-complex="14pt"/>
    </style:style>
    <style:style style:name="P9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0abc2"/>
    </style:style>
    <style:style style:name="P9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39a6c"/>
    </style:style>
    <style:style style:name="P9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578bd"/>
    </style:style>
    <style:style style:name="P9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39f84e"/>
    </style:style>
    <style:style style:name="P9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406e1d"/>
    </style:style>
    <style:style style:name="P96" style:family="paragraph" style:parent-style-name="Text_20_body">
      <style:paragraph-properties fo:margin-left="0cm" fo:margin-right="0cm" fo:margin-top="0cm" fo:margin-bottom="0cm" loext:contextual-spacing="false" fo:orphans="2" fo:widows="2" fo:text-indent="0cm" style:auto-text-indent="false"/>
      <style:text-properties style:font-name="Arial3" fo:font-size="12pt" fo:font-weight="bold" officeooo:paragraph-rsid="001eec22" style:font-size-asian="12pt" style:font-weight-asian="bold" style:font-size-complex="12pt"/>
    </style:style>
    <style:style style:name="P97" style:family="paragraph" style:parent-style-name="Text_20_body">
      <style:paragraph-properties fo:margin-left="0cm" fo:margin-right="0cm" fo:margin-top="0cm" fo:margin-bottom="0cm" loext:contextual-spacing="false" fo:orphans="2" fo:widows="2" fo:text-indent="0cm" style:auto-text-indent="false"/>
      <style:text-properties style:font-name="Arial3" fo:font-size="12pt" fo:font-weight="normal" officeooo:paragraph-rsid="00239a6c" style:font-size-asian="12pt" style:font-weight-asian="normal" style:font-size-complex="12pt" style:font-weight-complex="normal"/>
    </style:style>
    <style:style style:name="P98" style:family="paragraph" style:parent-style-name="Text_20_body">
      <style:paragraph-properties fo:margin-left="0cm" fo:margin-right="0cm" fo:margin-top="0cm" fo:margin-bottom="0cm" loext:contextual-spacing="false" fo:orphans="2" fo:widows="2" fo:text-indent="0cm" style:auto-text-indent="false"/>
      <style:text-properties fo:font-size="12pt" officeooo:paragraph-rsid="0020abc2" style:font-size-asian="12pt" style:font-size-complex="12pt"/>
    </style:style>
    <style:style style:name="P99" style:family="paragraph" style:parent-style-name="Text_20_body" style:master-page-name="Converted1">
      <style:paragraph-properties fo:margin-left="0cm" fo:margin-right="0cm" fo:margin-top="0cm" fo:margin-bottom="0cm" loext:contextual-spacing="false" fo:orphans="2" fo:widows="2" fo:text-indent="0cm" style:auto-text-indent="false" style:page-number="auto"/>
      <style:text-properties fo:font-variant="normal" fo:text-transform="none" fo:color="#666666" style:font-name="Arial3" fo:font-size="12pt" fo:letter-spacing="normal" fo:font-style="normal" fo:font-weight="normal" officeooo:paragraph-rsid="002c1f09" style:font-size-asian="12pt" style:font-style-asian="normal" style:font-weight-asian="normal" style:font-size-complex="12pt" style:font-weight-complex="bold"/>
    </style:style>
    <style:style style:name="P100"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style:font-size-asian="12pt" style:font-size-complex="12pt"/>
    </style:style>
    <style:style style:name="P101" style:family="paragraph" style:parent-style-name="Text_20_body">
      <style:paragraph-properties fo:margin-left="0cm" fo:margin-right="0cm" fo:orphans="2" fo:widows="2" fo:text-indent="0cm" style:auto-text-indent="false"/>
      <style:text-properties fo:font-variant="normal" fo:text-transform="none" fo:color="#444444" style:font-name="apple-system1" fo:font-size="12pt" fo:letter-spacing="normal" fo:font-style="normal" fo:font-weight="normal" officeooo:paragraph-rsid="002578bd" style:font-weight-asian="bold" style:font-weight-complex="bold"/>
    </style:style>
    <style:style style:name="P102"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103" style:family="paragraph" style:parent-style-name="Text_20_body">
      <style:paragraph-properties fo:margin-left="0cm" fo:margin-right="0cm" fo:orphans="2" fo:widows="2" fo:text-indent="0cm" style:auto-text-indent="false"/>
    </style:style>
    <style:style style:name="P104" style:family="paragraph" style:parent-style-name="Text_20_body">
      <style:paragraph-properties fo:margin-left="0cm" fo:margin-right="0cm" fo:orphans="2" fo:widows="2" fo:text-indent="0cm" style:auto-text-indent="false"/>
      <style:text-properties officeooo:paragraph-rsid="002c1f09"/>
    </style:style>
    <style:style style:name="P105" style:family="paragraph" style:parent-style-name="Text_20_body">
      <style:paragraph-properties fo:margin-left="0cm" fo:margin-right="0cm" fo:text-indent="0cm" style:auto-text-indent="false"/>
      <style:text-properties officeooo:paragraph-rsid="00342aae"/>
    </style:style>
    <style:style style:name="P106" style:family="paragraph" style:parent-style-name="Text_20_body">
      <style:paragraph-properties fo:margin-left="0cm" fo:margin-right="0cm" fo:line-height="100%" fo:orphans="2" fo:widows="2" fo:text-indent="0cm" style:auto-text-indent="false"/>
    </style:style>
    <style:style style:name="P107" style:family="paragraph" style:parent-style-name="Text_20_body">
      <style:paragraph-properties fo:margin-left="0cm" fo:margin-right="0cm" fo:line-height="100%" fo:orphans="2" fo:widows="2" fo:text-indent="0cm" style:auto-text-indent="false"/>
      <style:text-properties style:use-window-font-color="true" style:font-name="Arial3" fo:font-size="12pt" style:font-size-asian="12pt" style:font-size-complex="12pt"/>
    </style:style>
    <style:style style:name="P108"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officeooo:paragraph-rsid="00412aeb"/>
    </style:style>
    <style:style style:name="P109" style:family="paragraph" style:parent-style-name="Text_20_body">
      <style:text-properties style:use-window-font-color="true" officeooo:rsid="00431271" officeooo:paragraph-rsid="0046ded6"/>
    </style:style>
    <style:style style:name="P110" style:family="paragraph" style:parent-style-name="Text_20_body">
      <style:text-properties officeooo:paragraph-rsid="004669a9"/>
    </style:style>
    <style:style style:name="P111"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444444" style:font-name="apple-system1" fo:font-size="12pt" fo:letter-spacing="normal" fo:font-style="normal" fo:font-weight="normal" officeooo:paragraph-rsid="002578bd"/>
    </style:style>
    <style:style style:name="P112" style:family="paragraph" style:parent-style-name="Text_20_body" style:list-style-name="L4">
      <style:paragraph-properties fo:margin-top="0cm" fo:margin-bottom="0cm" loext:contextual-spacing="false" fo:orphans="2" fo:widows="2" fo:padding="0cm" fo:border="none"/>
      <style:text-properties fo:font-variant="normal" fo:text-transform="none" style:use-window-font-color="true" style:font-name="Arial3" fo:font-size="12pt" fo:letter-spacing="normal" fo:font-style="normal" fo:font-weight="normal" style:font-size-asian="12pt" style:font-size-complex="12pt"/>
    </style:style>
    <style:style style:name="P113" style:family="paragraph" style:parent-style-name="Text_20_body" style:list-style-name="L4">
      <style:paragraph-properties fo:margin-top="0cm" fo:margin-bottom="0cm" loext:contextual-spacing="false" fo:orphans="2" fo:widows="2" fo:padding="0cm" fo:border="none"/>
    </style:style>
    <style:style style:name="P114" style:family="paragraph" style:parent-style-name="Text_20_body">
      <style:paragraph-properties fo:margin-left="0cm" fo:margin-right="0cm" fo:orphans="2" fo:widows="2" fo:text-indent="0cm" style:auto-text-indent="false"/>
      <style:text-properties style:font-name="Arial1" fo:font-weight="bold" officeooo:paragraph-rsid="002c1f09" style:font-weight-asian="bold" style:font-weight-complex="bold"/>
    </style:style>
    <style:style style:name="P115"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20abc2" style:font-weight-asian="bold"/>
    </style:style>
    <style:style style:name="P116"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20abc2" style:font-weight-asian="normal" style:font-weight-complex="normal"/>
    </style:style>
    <style:style style:name="P117" style:family="paragraph" style:parent-style-name="Text_20_body" style:list-style-name="WWNum2">
      <style:paragraph-properties fo:margin-left="0cm" fo:margin-right="0cm" fo:margin-top="0cm" fo:margin-bottom="0cm" loext:contextual-spacing="false" style:line-height-at-least="0.344cm" fo:orphans="2" fo:widows="2" fo:text-indent="0cm" style:auto-text-indent="false">
        <style:tab-stops>
          <style:tab-stop style:position="0cm"/>
        </style:tab-stops>
      </style:paragraph-properties>
      <style:text-properties officeooo:paragraph-rsid="00239a6c"/>
    </style:style>
    <style:style style:name="P118" style:family="paragraph" style:parent-style-name="Text_20_body" style:list-style-name="WWNum2">
      <style:paragraph-properties fo:margin-left="0cm" fo:margin-right="0cm" fo:margin-top="0cm" fo:margin-bottom="0cm" loext:contextual-spacing="false" fo:orphans="2" fo:widows="2" fo:text-indent="0cm" style:auto-text-indent="false">
        <style:tab-stops>
          <style:tab-stop style:position="0cm"/>
        </style:tab-stops>
      </style:paragraph-properties>
      <style:text-properties officeooo:paragraph-rsid="00239a6c"/>
    </style:style>
    <style:style style:name="P119"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officeooo:paragraph-rsid="00342aae" style:font-size-asian="12pt" style:font-style-asian="normal" style:font-size-complex="12pt"/>
    </style:style>
    <style:style style:name="P120"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officeooo:paragraph-rsid="003b7fcc"/>
    </style:style>
    <style:style style:name="P121"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use-window-font-color="true" style:font-name="Arial3" fo:font-size="12pt" fo:font-weight="normal" officeooo:paragraph-rsid="0039f84e" style:font-size-asian="12pt" style:font-weight-asian="normal" style:font-size-complex="12pt" style:font-weight-complex="normal"/>
    </style:style>
    <style:style style:name="P122"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paragraph-rsid="0039f84e"/>
    </style:style>
    <style:style style:name="P123"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rsid="0039f84e" officeooo:paragraph-rsid="003b7fcc"/>
    </style:style>
    <style:style style:name="P124"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rsid="0039f84e" officeooo:paragraph-rsid="00406e1d"/>
    </style:style>
    <style:style style:name="P125"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rsid="003b7fcc" officeooo:paragraph-rsid="00406e1d"/>
    </style:style>
    <style:style style:name="P126"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fo:font-weight="bold" officeooo:rsid="004b30a2" style:font-weight-asian="bold" style:font-weight-complex="bold"/>
    </style:style>
    <style:style style:name="T4" style:family="text">
      <style:text-properties fo:font-variant="normal" fo:text-transform="none" fo:color="#222222" style:font-name="Droid Serif" fo:font-size="13pt" fo:letter-spacing="normal" fo:font-style="normal" fo:font-weight="normal" style:font-size-asian="13pt" style:font-style-asian="normal" style:font-weight-asian="normal"/>
    </style:style>
    <style:style style:name="T5" style:family="text">
      <style:text-properties fo:font-variant="normal" fo:text-transform="none" fo:color="#222222" style:font-name="Droid Serif" fo:font-size="13pt" fo:letter-spacing="normal" fo:font-style="normal" fo:font-weight="normal" officeooo:rsid="0006f64f" style:font-size-asian="13pt" style:font-style-asian="normal" style:font-weight-asian="normal"/>
    </style:style>
    <style:style style:name="T6" style:family="text">
      <style:text-properties fo:font-variant="normal" fo:text-transform="none" fo:color="#222222" style:font-name="Droid Serif" fo:font-size="13pt" fo:letter-spacing="normal" fo:font-style="normal" fo:font-weight="normal" officeooo:rsid="000a3115" style:font-size-asian="13pt" style:font-style-asian="normal" style:font-weight-asian="normal"/>
    </style:style>
    <style:style style:name="T7" style:family="text">
      <style:text-properties fo:font-variant="normal" fo:text-transform="none" fo:color="#222222" style:font-name="Droid Serif" fo:font-size="13pt" fo:letter-spacing="normal" fo:font-style="normal" fo:font-weight="normal" officeooo:rsid="000afeb8" style:font-size-asian="13pt" style:font-style-asian="normal" style:font-weight-asian="normal"/>
    </style:style>
    <style:style style:name="T8" style:family="text">
      <style:text-properties fo:font-variant="normal" fo:text-transform="none" fo:color="#222222" style:font-name="inherit" fo:font-size="13pt" fo:letter-spacing="normal" fo:font-style="normal" fo:font-weight="bold" style:font-size-asian="13pt" style:font-style-asian="normal" style:font-weight-asian="bold"/>
    </style:style>
    <style:style style:name="T9" style:family="text">
      <style:text-properties fo:font-variant="normal" fo:text-transform="none" fo:color="#222222" style:font-name="inherit" fo:font-size="13pt" fo:letter-spacing="normal" fo:font-style="normal" fo:font-weight="bold" officeooo:rsid="0006f64f" style:font-size-asian="13pt" style:font-style-asian="normal" style:font-weight-asian="bold"/>
    </style:style>
    <style:style style:name="T10" style:family="text">
      <style:text-properties fo:font-variant="normal" fo:text-transform="none" fo:color="#222222" style:font-name="inherit" fo:font-size="13pt" fo:letter-spacing="normal" fo:font-style="normal" fo:font-weight="normal" style:font-size-asian="13pt" style:font-style-asian="normal" style:font-weight-asian="normal"/>
    </style:style>
    <style:style style:name="T11" style:family="text">
      <style:text-properties fo:font-variant="normal" fo:text-transform="none" fo:color="#222222" style:font-name="Arial3" fo:letter-spacing="normal" fo:font-style="normal" fo:font-weight="normal"/>
    </style:style>
    <style:style style:name="T12" style:family="text">
      <style:text-properties fo:font-variant="normal" fo:text-transform="none" fo:color="#222222" style:font-name="Arial3" fo:letter-spacing="normal" fo:font-style="normal" fo:font-weight="normal" style:font-style-asian="normal" style:font-weight-asian="normal"/>
    </style:style>
    <style:style style:name="T13" style:family="text">
      <style:text-properties fo:font-variant="normal" fo:text-transform="none" fo:color="#222222" style:font-name="Arial3" fo:letter-spacing="normal" fo:font-style="normal" fo:font-weight="normal" officeooo:rsid="001eec22" style:font-style-asian="normal" style:font-weight-asian="normal"/>
    </style:style>
    <style:style style:name="T14"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15" style:family="text">
      <style:text-properties fo:font-variant="normal" fo:text-transform="none" fo:color="#222222" style:font-name="Arial3" fo:letter-spacing="normal" fo:font-style="normal" style:font-style-asian="normal"/>
    </style:style>
    <style:style style:name="T16" style:family="text">
      <style:text-properties fo:font-variant="normal" fo:text-transform="none" fo:color="#222222" style:font-name="Arial3" fo:letter-spacing="normal" fo:font-style="normal" officeooo:rsid="0006f64f" style:font-style-asian="normal"/>
    </style:style>
    <style:style style:name="T17" style:family="text">
      <style:text-properties fo:font-variant="normal" fo:text-transform="none" fo:color="#222222" style:font-name="Arial3" fo:letter-spacing="normal" fo:language="en" fo:country="US" fo:font-style="normal" fo:font-weight="normal"/>
    </style:style>
    <style:style style:name="T18"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19"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20" style:family="text">
      <style:text-properties fo:font-variant="normal" fo:text-transform="none" fo:color="#222222" style:font-name="Arial3" fo:font-size="12pt" fo:letter-spacing="normal" fo:font-style="normal" fo:font-weight="normal" officeooo:rsid="0006f64f" style:font-size-asian="12pt" style:font-style-asian="normal" style:font-weight-asian="normal" style:font-size-complex="12pt" style:font-weight-complex="normal"/>
    </style:style>
    <style:style style:name="T21" style:family="text">
      <style:text-properties fo:font-variant="normal" fo:text-transform="none" fo:color="#222222" style:font-name="Arial3" fo:font-size="12pt" fo:letter-spacing="normal" fo:font-style="normal" fo:font-weight="normal" style:font-size-asian="12pt" style:font-size-complex="12pt"/>
    </style:style>
    <style:style style:name="T22" style:family="text">
      <style:text-properties fo:font-variant="normal" fo:text-transform="none" fo:color="#222222" style:font-name="Arial3" fo:font-size="12pt" fo:letter-spacing="normal" fo:language="en" fo:country="US" fo:font-style="normal" fo:font-weight="normal" style:font-size-asian="12pt" style:font-size-complex="12pt"/>
    </style:style>
    <style:style style:name="T23" style:family="text">
      <style:text-properties fo:font-variant="normal" fo:text-transform="none" fo:color="#222222" style:font-name="Arial3" fo:font-size="10.5pt" fo:letter-spacing="normal" fo:font-style="normal" fo:font-weight="normal"/>
    </style:style>
    <style:style style:name="T24" style:family="text">
      <style:text-properties fo:font-variant="normal" fo:text-transform="none" fo:color="#222222" style:font-name="Arial3" fo:font-size="10.5pt" fo:letter-spacing="normal" fo:language="en" fo:country="US" fo:font-style="normal" fo:font-weight="normal"/>
    </style:style>
    <style:style style:name="T25" style:family="text">
      <style:text-properties fo:font-variant="normal" fo:text-transform="none" fo:color="#222222" fo:letter-spacing="normal" fo:font-style="normal" fo:font-weight="normal"/>
    </style:style>
    <style:style style:name="T26" style:family="text">
      <style:text-properties fo:font-variant="normal" fo:text-transform="none" fo:color="#222222" fo:letter-spacing="normal" fo:font-style="normal" style:font-style-asian="normal"/>
    </style:style>
    <style:style style:name="T27" style:family="text">
      <style:text-properties fo:font-variant="normal" fo:text-transform="none" fo:color="#222222" style:font-name="sans-serif" fo:font-size="10.5pt" fo:letter-spacing="normal" fo:font-style="normal" fo:font-weight="normal"/>
    </style:style>
    <style:style style:name="T28" style:family="text">
      <style:text-properties fo:font-variant="normal" fo:text-transform="none" fo:color="#222222" style:font-name="sans-serif" fo:font-size="10.5pt" fo:letter-spacing="normal" fo:language="en" fo:country="US" fo:font-style="normal" fo:font-weight="normal"/>
    </style:style>
    <style:style style:name="T29" style:family="text">
      <style:text-properties fo:font-variant="normal" fo:text-transform="none" fo:color="#222222" fo:font-size="10.5pt" fo:letter-spacing="normal" fo:font-style="normal" fo:font-weight="normal"/>
    </style:style>
    <style:style style:name="T30" style:family="text">
      <style:text-properties fo:font-variant="normal" fo:text-transform="none" fo:color="#222222" fo:font-size="10.5pt" fo:letter-spacing="normal" fo:language="en" fo:country="US" fo:font-style="normal" fo:font-weight="normal"/>
    </style:style>
    <style:style style:name="T31" style:family="text">
      <style:text-properties fo:font-variant="normal" fo:text-transform="none" fo:color="#000000" style:text-line-through-style="none" style:text-line-through-type="none" style:font-name="inherit" fo:font-size="13pt" fo:letter-spacing="normal" fo:font-style="normal" style:text-underline-style="none" fo:font-weight="normal" style:text-blinking="false" style:font-size-asian="13pt" style:font-style-asian="normal" style:font-weight-asian="normal"/>
    </style:style>
    <style:style style:name="T32"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33" style:family="text">
      <style:text-properties fo:font-variant="normal" fo:text-transform="none" fo:color="#000000" style:font-name="Arial3" fo:letter-spacing="normal" fo:font-style="normal" style:font-style-asian="normal" style:font-weight-asian="normal"/>
    </style:style>
    <style:style style:name="T34" style:family="text">
      <style:text-properties fo:font-variant="normal" fo:text-transform="none" fo:color="#000000" style:font-name="Arial3" fo:font-size="12pt" fo:letter-spacing="normal" fo:font-style="normal" style:font-size-asian="12pt" style:font-style-asian="normal" style:font-weight-asian="normal" style:font-size-complex="12pt"/>
    </style:style>
    <style:style style:name="T35" style:family="text">
      <style:text-properties fo:font-variant="normal" fo:text-transform="none" fo:color="#000000" style:font-name="Arial3" fo:font-size="10.5pt" fo:letter-spacing="normal" fo:font-style="normal" style:font-size-asian="12pt" style:font-style-asian="normal" style:font-weight-asian="normal" style:font-size-complex="12pt"/>
    </style:style>
    <style:style style:name="T36" style:family="text">
      <style:text-properties fo:font-variant="normal" fo:text-transform="none" fo:color="#000000" style:font-name="sans-serif" fo:font-size="10.5pt" fo:letter-spacing="normal" fo:font-style="normal" style:font-size-asian="12pt" style:font-style-asian="normal" style:font-weight-asian="normal" style:font-size-complex="12pt"/>
    </style:style>
    <style:style style:name="T37" style:family="text">
      <style:text-properties fo:font-variant="normal" fo:text-transform="none" fo:color="#000000" fo:font-size="10.5pt" fo:letter-spacing="normal" fo:font-style="normal" style:font-size-asian="12pt" style:font-style-asian="normal" style:font-weight-asian="normal" style:font-size-complex="12pt"/>
    </style:style>
    <style:style style:name="T38" style:family="text">
      <style:text-properties fo:font-variant="normal" fo:text-transform="none" fo:color="#aaaaaa" style:font-name="Droid Serif" fo:font-size="15pt" fo:letter-spacing="normal" fo:font-style="normal" fo:font-weight="bold" style:font-size-asian="15pt" style:font-style-asian="normal" style:font-weight-asian="bold"/>
    </style:style>
    <style:style style:name="T39" style:family="text">
      <style:text-properties fo:font-variant="normal" fo:text-transform="none" fo:color="#2e2e2e" style:font-name="Source sans pro" fo:letter-spacing="normal" fo:font-style="normal" fo:font-weight="normal" style:font-style-asian="normal" style:font-weight-asian="normal"/>
    </style:style>
    <style:style style:name="T40"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41"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42" style:family="text">
      <style:text-properties fo:font-variant="normal" fo:text-transform="none" fo:color="#666666" style:font-name="Whitney SSm A" fo:font-size="12pt" fo:letter-spacing="normal" fo:font-style="normal" fo:font-weight="normal" style:font-size-asian="12pt" style:font-style-asian="normal" style:font-weight-asian="normal"/>
    </style:style>
    <style:style style:name="T43" style:family="text">
      <style:text-properties fo:font-variant="normal" fo:text-transform="none" fo:color="#666666" style:font-name="Arial3" fo:font-size="12pt" fo:letter-spacing="normal" fo:font-style="normal" fo:font-weight="normal" style:font-size-asian="12pt" style:font-style-asian="normal" style:font-weight-asian="normal" style:font-size-complex="12pt"/>
    </style:style>
    <style:style style:name="T44" style:family="text">
      <style:text-properties fo:font-variant="normal" fo:text-transform="none" fo:color="#666666" fo:font-size="12pt" fo:letter-spacing="normal" fo:font-style="normal" fo:font-weight="normal" style:font-size-asian="12pt" style:font-style-asian="normal" style:font-weight-asian="normal" style:font-size-complex="12pt"/>
    </style:style>
    <style:style style:name="T45" style:family="text">
      <style:text-properties fo:font-variant="normal" fo:text-transform="none" fo:color="#666666" fo:letter-spacing="normal" fo:font-style="normal" fo:font-weight="normal" style:font-style-asian="normal" style:font-weight-asian="normal"/>
    </style:style>
    <style:style style:name="T46" style:family="text">
      <style:text-properties fo:font-variant="normal" fo:text-transform="none" fo:color="#444444" style:font-name="apple-system" fo:font-size="12pt" fo:letter-spacing="normal" fo:font-style="normal" fo:font-weight="normal" style:font-size-asian="12pt" style:font-style-asian="normal" style:font-weight-asian="normal"/>
    </style:style>
    <style:style style:name="T47" style:family="text">
      <style:text-properties fo:font-variant="normal" fo:text-transform="none" fo:color="#008cba" style:font-name="apple-system" fo:font-size="12pt" fo:letter-spacing="normal" fo:font-style="normal" style:text-underline-style="solid" style:text-underline-width="auto" style:text-underline-color="font-color" fo:font-weight="normal" style:font-size-asian="12pt" style:font-style-asian="normal" style:font-weight-asian="normal"/>
    </style:style>
    <style:style style:name="T48" style:family="text">
      <style:text-properties fo:font-variant="normal" fo:text-transform="none" style:use-window-font-color="true" style:font-name="Arial3" fo:font-size="12pt" fo:letter-spacing="normal" fo:font-style="normal" style:font-size-asian="12pt" style:font-style-asian="normal" style:font-size-complex="12pt" style:font-weight-complex="bold"/>
    </style:style>
    <style:style style:name="T49" style:family="text">
      <style:text-properties fo:font-variant="normal" fo:text-transform="none" style:use-window-font-color="true" style:font-name="Arial3" fo:font-size="12pt" fo:letter-spacing="normal" fo:font-style="normal" style:font-size-asian="12pt" style:font-style-asian="normal" style:font-weight-asian="normal" style:font-size-complex="12pt"/>
    </style:style>
    <style:style style:name="T50"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weight-complex="normal"/>
    </style:style>
    <style:style style:name="T51" style:family="text">
      <style:text-properties fo:font-variant="normal" fo:text-transform="none" style:use-window-font-color="true" style:font-name="Arial3" fo:font-size="12pt" fo:letter-spacing="normal" fo:font-style="normal" fo:font-weight="normal" officeooo:rsid="00342aae" style:font-size-asian="12pt" style:font-style-asian="normal" style:font-weight-asian="normal" style:font-weight-complex="normal"/>
    </style:style>
    <style:style style:name="T52"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53"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officeooo:rsid="00342aae" style:font-size-asian="12pt" style:font-style-asian="normal" style:font-weight-asian="normal" style:font-size-complex="12pt" style:font-weight-complex="normal"/>
    </style:style>
    <style:style style:name="T55" style:family="text">
      <style:text-properties fo:font-variant="normal" fo:text-transform="none" style:use-window-font-color="true" style:font-name="Arial3" fo:font-size="12pt" fo:letter-spacing="normal" fo:font-style="normal" fo:font-weight="normal" officeooo:rsid="0035a79a" style:font-size-asian="12pt" style:font-style-asian="normal" style:font-weight-asian="normal" style:font-size-complex="12pt" style:font-weight-complex="normal"/>
    </style:style>
    <style:style style:name="T56"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59"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0448619" style:font-size-asian="12pt" style:font-style-asian="normal" style:font-weight-asian="normal"/>
    </style:style>
    <style:style style:name="T61" style:family="text">
      <style:text-properties fo:font-variant="normal" fo:text-transform="none" style:use-window-font-color="true" style:font-name="Arial3" fo:font-size="12pt" fo:letter-spacing="normal" fo:font-style="normal" fo:font-weight="normal" officeooo:rsid="004669a9" style:font-size-asian="12pt" style:font-style-asian="normal" style:font-weight-asian="normal"/>
    </style:style>
    <style:style style:name="T62" style:family="text">
      <style:text-properties fo:font-variant="normal" fo:text-transform="none" style:use-window-font-color="true" style:font-name="Arial3" fo:font-size="12pt" fo:letter-spacing="normal" fo:font-style="normal" fo:font-weight="normal" officeooo:rsid="00431271" style:font-size-asian="12pt" style:font-style-asian="normal" style:font-weight-asian="normal"/>
    </style:style>
    <style:style style:name="T63"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weight-complex="bold"/>
    </style:style>
    <style:style style:name="T64" style:family="text">
      <style:text-properties fo:font-variant="normal" fo:text-transform="none" style:use-window-font-color="true" style:font-name="Arial3" fo:font-size="12pt" fo:letter-spacing="normal" fo:font-style="normal" fo:font-weight="normal" officeooo:rsid="00431271" style:font-size-asian="12pt" style:font-style-asian="normal" style:font-weight-asian="normal" style:font-weight-complex="bold"/>
    </style:style>
    <style:style style:name="T65" style:family="text">
      <style:text-properties fo:font-variant="normal" fo:text-transform="none" style:use-window-font-color="true" style:font-name="Arial3" fo:font-size="12pt" fo:letter-spacing="normal" fo:font-style="normal" fo:font-weight="normal" officeooo:rsid="004b30a2" style:font-size-asian="12pt" style:font-style-asian="normal" style:font-weight-asian="normal" style:font-weight-complex="bold"/>
    </style:style>
    <style:style style:name="T66" style:family="text">
      <style:text-properties fo:font-variant="normal" fo:text-transform="none" style:use-window-font-color="true" style:font-name="Arial3" fo:font-size="12pt" fo:letter-spacing="normal" fo:font-style="normal" fo:font-weight="normal" style:font-size-asian="12pt" style:font-size-complex="12pt"/>
    </style:style>
    <style:style style:name="T67"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style:text-underline-style="none" fo:font-weight="normal" officeooo:rsid="0039f84e"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70" style:family="text">
      <style:text-properties fo:font-variant="normal" fo:text-transform="none" style:use-window-font-color="true" fo:font-size="12pt" fo:letter-spacing="normal" fo:font-style="normal" fo:font-weight="normal" style:font-size-asian="12pt" style:font-style-asian="normal" style:font-weight-asian="normal" style:font-size-complex="12pt" style:font-weight-complex="normal"/>
    </style:style>
    <style:style style:name="T71" style:family="text">
      <style:text-properties fo:font-variant="normal" fo:text-transform="none" style:use-window-font-color="true" fo:font-size="12pt" fo:letter-spacing="normal" fo:font-style="normal" fo:font-weight="normal" officeooo:rsid="003b7fcc" style:font-size-asian="12pt" style:font-style-asian="normal" style:font-weight-asian="normal" style:font-size-complex="12pt" style:font-weight-complex="normal"/>
    </style:style>
    <style:style style:name="T72" style:family="text">
      <style:text-properties fo:font-variant="normal" fo:text-transform="none" style:use-window-font-color="true" fo:font-size="12pt" fo:letter-spacing="normal" fo:font-style="normal" fo:font-weight="normal" officeooo:rsid="003cbf4c" style:font-size-asian="12pt" style:font-style-asian="normal" style:font-weight-asian="normal" style:font-size-complex="12pt" style:font-weight-complex="normal"/>
    </style:style>
    <style:style style:name="T7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7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loext:padding="0cm" loext:border="none"/>
    </style:style>
    <style:style style:name="T7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style>
    <style:style style:name="T76"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7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78" style:family="text">
      <style:text-properties fo:font-variant="normal" fo:text-transform="none" style:font-name="Arial3" fo:font-size="12pt" fo:letter-spacing="normal" fo:font-style="normal" fo:font-weight="normal" style:font-size-asian="12pt" style:font-style-asian="normal" style:font-weight-asian="normal" style:font-size-complex="12pt"/>
    </style:style>
    <style:style style:name="T79" style:family="text">
      <style:text-properties fo:font-variant="normal" fo:text-transform="none" style:font-name="Arial3" fo:font-size="12pt" fo:letter-spacing="normal" fo:font-style="normal" fo:font-weight="normal" officeooo:rsid="00448619" style:font-size-asian="12pt" style:font-style-asian="normal" style:font-weight-asian="normal"/>
    </style:style>
    <style:style style:name="T80" style:family="text">
      <style:text-properties fo:font-variant="normal" fo:text-transform="none" style:font-name="Arial3" fo:font-size="12pt" fo:letter-spacing="normal" fo:font-style="normal" fo:font-weight="normal" officeooo:rsid="0046ded6" style:font-size-asian="12pt" style:font-style-asian="normal" style:font-weight-asian="normal"/>
    </style:style>
    <style:style style:name="T81" style:family="text">
      <style:text-properties fo:font-variant="normal" fo:text-transform="none" style:font-name="Arial3" fo:font-size="12pt" fo:letter-spacing="normal" fo:font-style="normal" fo:font-weight="normal" style:font-size-asian="12pt" style:font-size-complex="12pt"/>
    </style:style>
    <style:style style:name="T82" style:family="text">
      <style:text-properties fo:font-variant="normal" fo:text-transform="none" style:font-name="Arial3" fo:font-size="12pt" fo:letter-spacing="normal" fo:font-style="normal" style:font-size-asian="12pt" style:font-style-asian="normal" style:font-weight-asian="normal" style:font-size-complex="12pt"/>
    </style:style>
    <style:style style:name="T83" style:family="text">
      <style:text-properties fo:font-variant="normal" fo:text-transform="none" style:font-name="Arial3" fo:font-size="12pt" fo:letter-spacing="normal" fo:language="en" fo:country="US" fo:font-style="normal" fo:font-weight="normal" style:font-size-asian="12pt" style:font-size-complex="12pt"/>
    </style:style>
    <style:style style:name="T84" style:family="text">
      <style:text-properties fo:font-variant="normal" fo:text-transform="none" fo:letter-spacing="normal" fo:font-style="normal" style:font-style-asian="normal"/>
    </style:style>
    <style:style style:name="T85" style:family="text">
      <style:text-properties fo:font-variant="normal" fo:text-transform="none" fo:letter-spacing="normal" fo:font-style="normal" officeooo:rsid="0039f84e" style:font-style-asian="normal"/>
    </style:style>
    <style:style style:name="T86" style:family="text">
      <style:text-properties fo:font-variant="normal" fo:text-transform="none" fo:letter-spacing="normal" fo:font-style="normal" fo:font-weight="normal"/>
    </style:style>
    <style:style style:name="T87" style:family="text">
      <style:text-properties fo:font-variant="normal" fo:text-transform="none" fo:letter-spacing="normal" fo:font-style="normal" fo:font-weight="normal" style:font-style-asian="normal" style:font-weight-asian="normal"/>
    </style:style>
    <style:style style:name="T88"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89"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9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9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9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loext:padding="0cm" loext:border="none"/>
    </style:style>
    <style:style style:name="T9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tyle-asian="normal" style:font-weight-asian="normal" style:font-size-complex="12pt"/>
    </style:style>
    <style:style style:name="T94" style:family="text">
      <style:text-properties fo:font-variant="normal" fo:text-transform="none" fo:color="#0b0080"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style>
    <style:style style:name="T95" style:family="text">
      <style:text-properties fo:font-variant="normal" fo:text-transform="none" fo:color="#0b0080"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96" style:family="text">
      <style:text-properties fo:font-variant="normal" fo:text-transform="none" fo:color="#0b0080" style:text-line-through-style="none" style:text-line-through-type="none" style:font-name="Arial3" fo:font-size="12pt" fo:letter-spacing="normal" fo:font-style="normal" style:text-underline-style="none" fo:font-weight="normal" style:text-blinking="false" style:font-size-asian="12pt" style:font-size-complex="12pt" loext:padding="0cm" loext:border="none"/>
    </style:style>
    <style:style style:name="T97" style:family="text">
      <style:text-properties fo:font-variant="normal" fo:text-transform="none" fo:color="#0b0080"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style>
    <style:style style:name="T98" style:family="text">
      <style:text-properties fo:font-variant="normal" fo:text-transform="none" fo:color="#0b0080"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99" style:family="text">
      <style:text-properties fo:font-variant="normal" fo:text-transform="none" fo:color="#0b0080" style:text-line-through-style="none" style:text-line-through-type="none" style:font-name="Arial3" fo:font-size="10.5pt" fo:letter-spacing="normal" fo:font-style="normal" style:text-underline-style="none" fo:font-weight="normal" style:text-blinking="false"/>
    </style:style>
    <style:style style:name="T100" style:family="text">
      <style:text-properties fo:font-variant="normal" fo:text-transform="none" fo:color="#0b0080" style:text-line-through-style="none" style:text-line-through-type="none" style:font-name="Arial3" fo:font-size="10.5pt" fo:letter-spacing="normal" fo:font-style="normal" style:text-underline-style="none" fo:font-weight="normal" style:text-blinking="false" fo:background-color="#ffffff" loext:char-shading-value="0"/>
    </style:style>
    <style:style style:name="T101" style:family="text">
      <style:text-properties fo:font-variant="normal" fo:text-transform="none" fo:color="#0b0080" style:text-line-through-style="none" style:text-line-through-type="none" style:font-name="Arial3" fo:font-size="10.5pt" fo:letter-spacing="normal" fo:font-style="normal" style:text-underline-style="none" fo:font-weight="normal" style:text-blinking="false" loext:padding="0cm" loext:border="none"/>
    </style:style>
    <style:style style:name="T102" style:family="text">
      <style:text-properties fo:font-variant="normal" fo:text-transform="none" fo:color="#0b0080" style:text-line-through-style="none" style:text-line-through-type="none" style:font-name="Arial3" fo:letter-spacing="normal" fo:font-style="normal" style:text-underline-style="none" fo:font-weight="normal" style:text-blinking="false"/>
    </style:style>
    <style:style style:name="T103" style:family="text">
      <style:text-properties fo:font-variant="normal" fo:text-transform="none" fo:color="#0b0080" style:text-line-through-style="none" style:text-line-through-type="none" style:font-name="Arial3" fo:letter-spacing="normal" fo:font-style="normal" style:text-underline-style="none" fo:font-weight="normal" style:text-blinking="false" fo:background-color="#ffffff" loext:char-shading-value="0"/>
    </style:style>
    <style:style style:name="T104" style:family="text">
      <style:text-properties fo:font-variant="normal" fo:text-transform="none" fo:color="#0b0080" style:text-line-through-style="none" style:text-line-through-type="none" style:font-name="Arial3" fo:letter-spacing="normal" fo:font-style="normal" style:text-underline-style="none" fo:font-weight="normal" style:text-blinking="false" loext:padding="0cm" loext:border="none"/>
    </style:style>
    <style:style style:name="T105" style:family="text">
      <style:text-properties fo:font-variant="normal" fo:text-transform="none" fo:color="#0b0080" style:text-line-through-style="none" style:text-line-through-type="none" style:font-name="Arial3" fo:letter-spacing="normal" fo:font-style="normal" style:text-underline-style="none" fo:font-weight="normal" style:text-blinking="false" style:font-style-asian="normal" style:font-weight-asian="normal"/>
    </style:style>
    <style:style style:name="T106" style:family="text">
      <style:text-properties fo:font-variant="normal" fo:text-transform="none" fo:color="#0b0080" style:text-line-through-style="none" style:text-line-through-type="none" fo:font-size="10.5pt" fo:letter-spacing="normal" fo:font-style="normal" style:text-underline-style="none" fo:font-weight="normal" style:text-blinking="false"/>
    </style:style>
    <style:style style:name="T107" style:family="text">
      <style:text-properties fo:font-variant="normal" fo:text-transform="none" fo:color="#0b0080" style:text-line-through-style="none" style:text-line-through-type="none" fo:font-size="10.5pt" fo:letter-spacing="normal" fo:font-style="normal" style:text-underline-style="none" fo:font-weight="normal" style:text-blinking="false" fo:background-color="#ffffff" loext:char-shading-value="0"/>
    </style:style>
    <style:style style:name="T108" style:family="text">
      <style:text-properties fo:font-variant="normal" fo:text-transform="none" fo:color="#0b0080" style:text-line-through-style="none" style:text-line-through-type="none" fo:font-size="10.5pt" fo:letter-spacing="normal" fo:font-style="normal" style:text-underline-style="none" fo:font-weight="normal" style:text-blinking="false" loext:padding="0cm" loext:border="none"/>
    </style:style>
    <style:style style:name="T109" style:family="text">
      <style:text-properties fo:font-variant="normal" fo:text-transform="non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10" style:family="text">
      <style:text-properties fo:font-variant="normal" fo:text-transform="none" style:text-line-through-style="none" style:text-line-through-type="none" style:font-name="Arial3" fo:font-size="12pt" fo:letter-spacing="normal" fo:font-style="normal" style:text-underline-style="none" fo:font-weight="normal" style:text-blinking="false" style:font-size-asian="12pt" style:font-size-complex="12pt" loext:padding="0cm" loext:border="none"/>
    </style:style>
    <style:style style:name="T111" style:family="text">
      <style:text-properties fo:font-variant="normal" fo:text-transform="non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style>
    <style:style style:name="T112" style:family="text">
      <style:text-properties fo:font-variant="normal" fo:text-transform="non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13" style:family="text">
      <style:text-properties fo:font-variant="normal" fo:text-transform="none" fo:color="#54595d" style:font-name="sans-serif" fo:font-size="12pt" fo:letter-spacing="normal" fo:font-style="normal" fo:font-weight="normal" style:font-size-asian="12pt" style:font-style-asian="normal" style:font-weight-asian="normal" style:font-size-complex="12pt"/>
    </style:style>
    <style:style style:name="T114" style:family="text">
      <style:text-properties fo:font-variant="normal" fo:text-transform="none" fo:color="#54595d" fo:font-size="12pt" fo:letter-spacing="normal" fo:font-style="normal" fo:font-weight="normal" style:font-size-asian="12pt" style:font-style-asian="normal" style:font-weight-asian="normal" style:font-size-complex="12pt"/>
    </style:style>
    <style:style style:name="T115" style:family="text">
      <style:text-properties fo:font-variant="normal" fo:text-transform="none" fo:color="#54595d" style:font-name="Arial3" fo:font-size="12pt" fo:letter-spacing="normal" fo:font-style="normal" fo:font-weight="normal" style:font-size-asian="12pt" style:font-style-asian="normal" style:font-weight-asian="normal" style:font-size-complex="12pt"/>
    </style:style>
    <style:style style:name="T116" style:family="text">
      <style:text-properties fo:font-variant="normal" fo:text-transform="none" fo:color="#54595d" style:font-name="Arial3" fo:letter-spacing="normal" fo:font-style="normal" fo:font-weight="normal" style:font-style-asian="normal" style:font-weight-asian="normal"/>
    </style:style>
    <style:style style:name="T117" style:family="text">
      <style:text-properties fo:color="#222222" style:font-name="Droid Serif" fo:font-size="13pt" style:font-size-asian="13pt" style:font-style-asian="normal" style:font-weight-asian="normal"/>
    </style:style>
    <style:style style:name="T118" style:family="text">
      <style:text-properties fo:color="#000000"/>
    </style:style>
    <style:style style:name="T119" style:family="text">
      <style:text-properties fo:color="#000000" style:font-name="sans-serif" fo:font-size="10.5pt"/>
    </style:style>
    <style:style style:name="T120" style:family="text">
      <style:text-properties fo:color="#000000" fo:font-size="10.5pt"/>
    </style:style>
    <style:style style:name="T121" style:family="text">
      <style:text-properties officeooo:rsid="000b2bf6"/>
    </style:style>
    <style:style style:name="T122" style:family="text">
      <style:text-properties officeooo:rsid="0011f83c"/>
    </style:style>
    <style:style style:name="T123" style:family="text">
      <style:text-properties officeooo:rsid="00138bd4"/>
    </style:style>
    <style:style style:name="T124" style:family="text">
      <style:text-properties officeooo:rsid="001409d6"/>
    </style:style>
    <style:style style:name="T125" style:family="text">
      <style:text-properties officeooo:rsid="0015572a"/>
    </style:style>
    <style:style style:name="T126" style:family="text">
      <style:text-properties officeooo:rsid="001a0edf"/>
    </style:style>
    <style:style style:name="T127" style:family="text">
      <style:text-properties fo:font-weight="bold" style:font-weight-asian="bold" style:font-weight-complex="bold"/>
    </style:style>
    <style:style style:name="T128" style:family="text">
      <style:text-properties officeooo:rsid="001a679a"/>
    </style:style>
    <style:style style:name="T129" style:family="text">
      <style:text-properties officeooo:rsid="001c2943"/>
    </style:style>
    <style:style style:name="T130" style:family="text">
      <style:text-properties officeooo:rsid="001d616c"/>
    </style:style>
    <style:style style:name="T131" style:family="text">
      <style:text-properties officeooo:rsid="001eec22"/>
    </style:style>
    <style:style style:name="T132" style:family="text">
      <style:text-properties style:font-name="Arial3"/>
    </style:style>
    <style:style style:name="T133" style:family="text">
      <style:text-properties style:font-name="Arial3" fo:font-size="12pt" style:font-size-asian="12pt" style:font-size-complex="12pt"/>
    </style:style>
    <style:style style:name="T134" style:family="text">
      <style:text-properties fo:font-weight="normal" style:font-weight-asian="normal"/>
    </style:style>
    <style:style style:name="T135" style:family="text">
      <style:text-properties fo:font-weight="normal" officeooo:rsid="00499f7b" style:font-weight-asian="normal" style:font-weight-complex="normal"/>
    </style:style>
    <style:style style:name="T136" style:family="text">
      <style:text-properties fo:font-weight="normal" officeooo:rsid="004a119f" style:font-weight-asian="normal" style:font-weight-complex="normal"/>
    </style:style>
    <style:style style:name="T137" style:family="text">
      <style:text-properties officeooo:rsid="001a0edf" style:font-size-asian="12pt" style:font-size-complex="12pt"/>
    </style:style>
    <style:style style:name="T138" style:family="text">
      <style:text-properties officeooo:rsid="0006f64f"/>
    </style:style>
    <style:style style:name="T139" style:family="text">
      <style:text-properties officeooo:rsid="0030a40c"/>
    </style:style>
    <style:style style:name="T140" style:family="text">
      <style:text-properties style:font-weight-asian="normal" style:font-weight-complex="normal"/>
    </style:style>
    <style:style style:name="T141" style:family="text">
      <style:text-properties officeooo:rsid="00342aae"/>
    </style:style>
    <style:style style:name="T142" style:family="text">
      <style:text-properties style:use-window-font-color="true" style:font-name="Arial3" fo:font-size="12pt" style:font-size-asian="12pt" style:font-size-complex="12pt"/>
    </style:style>
    <style:style style:name="T143" style:family="text">
      <style:text-properties officeooo:rsid="003e7fcd"/>
    </style:style>
    <style:style style:name="T144" style:family="text">
      <style:text-properties fo:color="#0b0080" style:text-line-through-style="none" style:text-line-through-type="none" style:font-name="sans-serif" style:text-underline-style="none" fo:font-weight="normal" style:text-blinking="false"/>
    </style:style>
    <style:style style:name="T145" style:family="text">
      <style:text-properties officeooo:rsid="0047aa44"/>
    </style:style>
    <style:style style:name="T146" style:family="text">
      <style:text-properties fo:color="#54595d" style:font-name="sans-serif"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9">Avant-propos</text:p>
        <text:p text:style-name="P3"/>
        <text:p text:style-name="P6">Qui suis-je ?</text:p>
        <text:p text:style-name="P6"/>
        <text:p text:style-name="P8">intérêt informatique</text:p>
        <text:p text:style-name="P8">graphiste print</text:p>
        <text:p text:style-name="P8">formation</text:p>
        <text:p text:style-name="P2"/>
        <text:p text:style-name="P4">Passionné depuis toujours par les sciences en général et l’informatique en particulier, j’ai décidé depuis maintenant presque un an d’explorer plus avant cette discipline, qui restait pour moi assez obscure malgré des lectures et des recherches quasi permanentes. </text:p>
        <text:p text:style-name="P4"/>
        <text:p text:style-name="P22"><text:span text:style-name="T121">M</text:span>aquettiste print <text:span text:style-name="T121">de formation</text:span>, j’ai eu l’opportunité <text:span text:style-name="T121">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4"/>
        <text:p text:style-name="P4">J’ai donc débuté une formation de développeur d’applications Front-End avec OpenClassRooms. J’ai énormément appris durant cette année, en plus de toutes les recherches nécessaires à la bonne compréhension globale du sujet : le web.</text:p>
        <text:p text:style-name="P4"/>
        <text:p text:style-name="P3"/>
        <text:p text:style-name="P2">Pourquoi un stage</text:p>
        <text:p text:style-name="P2"/>
        <text:p text:style-name="P21">théorie</text:p>
        <text:p text:style-name="P21">pratique</text:p>
        <text:p text:style-name="P21">expérience</text:p>
        <text:p text:style-name="P24"/>
        <text:p text:style-name="P4">La théorie, c’est comme le solfège, c’est un passage difficile et obligatoire pour exceller par la suite dans la pratique de son « art ».</text:p>
        <text:p text:style-name="P4"/>
        <text:p text:style-name="P4">Rien ne vaut la pratique, encore la pratique, toujours la pratique. Les bas<text:span text:style-name="T122">e</text:span>s doivent être assimilé<text:span text:style-name="T122">e</text:span>s <text:span text:style-name="T123">parfaitement</text:span> afin de pouvoir faire face à toutes les difficultés que l’on ne manquent pas de rencontrer à chaque nouveau projet.</text:p>
        <text:p text:style-name="P4"/>
        <text:p text:style-name="P4">L’expérience permet de monter en compétences en gravissant chaque marche de l’apprentissage une à une, parfois dans la douleur, mais toujours dans la satisfaction du travail accompli.</text:p>
        <text:p text:style-name="P4">Un stage permet donc de passer de la théorie à la pratique, d’<text:span text:style-name="T124">une </text:span>idée du métier à la réalisation de projets concrets.</text:p>
        <text:p text:style-name="P4">Ce stage m’a permis de gagner en autonomie, en compréhension, en rapidité, et de mieux assimiler l’ensemble des process nécessaires à la création d’<text:span text:style-name="T125">un</text:span> site internet.</text:p>
        <text:p text:style-name="P4"/>
        <text:p text:style-name="P4"/>
        <text:p text:style-name="P2"/>
        <text:p text:style-name="P2">Remerciements</text:p>
        <text:p text:style-name="P1">Je tiens à remercier toutes les personnes qui ont contribué au succès de mon stage et qui m'ont aidé lors de la rédaction de ce rapport. </text:p>
        <text:p text:style-name="P1"/>
        <text:p text:style-name="P1">Tout d’abord, je tiens à remercier FB Digital pour avoir accepté ma demande de stage. Merci à l’ensemble de l’équipe pour l’accueil, la bonne humeur, l’humour qui a toujours été <text:soft-page-break/>présent qui m’a permis de m’intégrer très facilement à l’entreprise. Et je remercie principalement, Alexandre Nozière, mon maître de stage, et Julien Jacquin pour leur aide tout au long du stage. Leur expérience et leur expertise m’ont permis d’avancer dans les moments les plus délicats. </text:p>
        <text:p text:style-name="P1">Je remercie encore Mr Alexandre Nozière pour la confiance dont il a fait preuve qui m’a permis d’accomplir les tâches qu’il me confiait. </text:p>
        <text:p text:style-name="P1"><text:s/></text:p>
        <text:p text:style-name="P1">J’adresse également mes remerciements à mon tuteur de stage, Stéphane Nédélec qui a su me conseiller et m’aiguiller. <text:s/></text:p>
        <text:p text:style-name="P1"><text:s/></text:p>
        <text:p text:style-name="P1">Je remercie également les personnes qui m’ont conseillé et relu lors de la rédaction de ce rapport de stage : ma famille et mes amis. </text:p>
        <text:p text:style-name="P1"/>
        <text:p text:style-name="P1"/>
        <text:p text:style-name="P1"/>
        <text:p text:style-name="P25">Introduction</text:p>
        <text:p text:style-name="P26"/>
        <text:p text:style-name="P31">Problématique</text:p>
        <text:p text:style-name="P32">Comment réussir une intégration web ?</text:p>
        <text:p text:style-name="P75"/>
        <text:p text:style-name="P31">Objectifs du stage</text:p>
        <text:h text:style-name="P18" text:outline-level="1">Petite histoire illustrée du web design</text:h>
        <text:p text:style-name="P98"><text:bookmark text:name="more-9828"/><text:span text:style-name="T39">De 1989 à 2014, revivez les grandes étapes du design web, avec ses grandeurs et ses décadences. Une série d’illustrations retrace de manière saisissante les modes adulées puis souvent délaissées par les web designers.</text:span></text:p>
        <text:p text:style-name="P91"><text:span text:style-name="Strong_20_Emphasis"><text:span text:style-name="T40">La préhistoire – 1989</text:span></text:span><text:span text:style-name="T41"><text:line-break/>Le web n’existe pas, les écrans sont noirs avec quelques pixels monochromes.</text:span></text:p>
        <text:p text:style-name="P78"/>
        <text:p text:style-name="P91"><text:span text:style-name="Strong_20_Emphasis"><text:span text:style-name="T40">Les tableaux – 1995</text:span></text:span><text:span text:style-name="T41"><text:line-break/>Si vous codiez à l’époque des premiers navigateurs (web), vous mettiez des tableaux dans des tableaux, eux-mêmes imbriqués dans d’autres tableaux.</text:span></text:p>
        <text:p text:style-name="P78"/>
        <text:p text:style-name="P91"><text:span text:style-name="Strong_20_Emphasis"><text:span text:style-name="T40">Le JavaScript – 1995</text:span></text:span><text:span text:style-name="T41"><text:line-break/>Il dynamise le html mais on lui doit notamment les pop-ups. Un bilan contrasté donc, même si le JavaScript s’est réinventé avec jQuery et Node.js</text:span></text:p>
        <text:p text:style-name="P78"/>
        <text:p text:style-name="P91"><text:span text:style-name="Strong_20_Emphasis"><text:span text:style-name="T40">Le Flash – 1996</text:span></text:span><text:span text:style-name="T41"><text:line-break/>Symbole de liberté, il autorise toutes les formes, toutes les polices, toutes les animations. Apple signera son arrêt de mort en le rendant incompatible avec son iPhone (2007). RIP.</text:span></text:p>
        <text:p text:style-name="P91"><text:span text:style-name="Strong_20_Emphasis"><text:span text:style-name="T40">Les CSS – 1998</text:span></text:span><text:span text:style-name="T41"><text:line-break/>Séparer le contenu et sa mise en forme, une bonne idée mais des web designers ont perdu quelques cheveux pour assurer la compatibilité sur les différents navigateurs.</text:span></text:p>
        <text:p text:style-name="P78"/>
        <text:p text:style-name="P91"><text:span text:style-name="Strong_20_Emphasis"><text:span text:style-name="T40">Grilles et Frameworks – 2007</text:span></text:span></text:p>
        <text:p text:style-name="P77"><text:soft-page-break/>Les grilles et les colonnes répondent au besoin de s’adapter aux écrans. Les frameworks tels que Boostrap industrialisent le développemet en standardisant certains éléments (navigation, boutons, formulaires…).</text:p>
        <text:p text:style-name="P78"/>
        <text:p text:style-name="P91"><text:span text:style-name="Strong_20_Emphasis"><text:span text:style-name="T40">Le responsive web design – 2010</text:span></text:span><text:span text:style-name="T41"><text:line-break/>L’idée est de proposer les mêmes contenus en adaptant l’affichage aux écrans. Ce que les clients (qui ne comprennent rien à rien, vous le savez) réduisent à un affichage correct sur smartphone.</text:span></text:p>
        <text:p text:style-name="P78"/>
        <text:p text:style-name="P91"><text:span text:style-name="Strong_20_Emphasis"><text:span text:style-name="T40">Le flat – 2010</text:span></text:span><text:span text:style-name="T41"><text:line-break/>La simplification des éléments graphiques correspond à la volonté d’une meilleure hiérarchie visuelle et de concentrer l’effort sur la qualité du contenu.</text:span></text:p>
        <text:p text:style-name="P78"/>
        <text:p text:style-name="P90"><text:span text:style-name="Strong_20_Emphasis"><text:span text:style-name="T40">Le futur – 2014</text:span></text:span><text:span text:style-name="T41"><text:line-break/>Le graal des web designers serait de pouvoir s’affranchir du code et des problèmes de compatibilité, pour manipuler les éléments visuels en toute liberté.</text:span></text:p>
        <text:p text:style-name="P90"><text:span text:style-name="T41"/></text:p>
        <text:p text:style-name="P90"><text:span text:style-name="T41"/></text:p>
        <text:p text:style-name="P29"><text:span text:style-name="T127">Le processus de création d’un site internet</text:span> </text:p>
        <text:p text:style-name="P30"/>
        <text:p text:style-name="P29">Le web designer <text:span text:style-name="T126">r</text:span>éalis<text:span text:style-name="T126">e le</text:span> design <text:span text:style-name="T128">et les maquettes au format psd</text:span></text:p>
        <text:p text:style-name="P29">L’intégrateur <text:span text:style-name="T129">crée une maquette fonctionnelle à partir du design</text:span> </text:p>
        <text:p text:style-name="P29">Le développeur <text:span text:style-name="T129">code</text:span> <text:span text:style-name="T129">les fonctionnalités du programme</text:span>. </text:p>
        <text:p text:style-name="P29"/>
        <text:p text:style-name="P33"><text:span text:style-name="T89">L</text:span><text:span text:style-name="T88">'ensemble de ces trois compétences permettra d'obtenir un site internet fonctionnel et interactif. <text:s/></text:span></text:p>
        <text:p text:style-name="P35"/>
        <text:p text:style-name="P35"/>
        <text:p text:style-name="P35"/>
        <text:p text:style-name="P58">Qu’est-ce qu’un intégrateur ?</text:p>
        <text:p text:style-name="P64"/>
        <text:p text:style-name="P81"><text:span text:style-name="T19">Un intégrateur, aussi appelé développeur Front-End, doit</text:span><text:span text:style-name="T18"> avoir de solides connaissances en programmation </text:span><text:span text:style-name="T19">lié au </text:span><text:span text:style-name="T18">web. Le </text:span><text:span text:style-name="Strong_20_Emphasis"><text:span text:style-name="T18">HTML5 et le CSS3</text:span></text:span><text:span text:style-name="T18">  n'ont (presque) pas de secret pour lui. Il maîtrise également le </text:span><text:span text:style-name="Strong_20_Emphasis"><text:span text:style-name="T18">javascript </text:span></text:span><text:span text:style-name="T18">permettant d'amener des animations et fonctionnalités complémentaires au site. Il </text:span><text:span text:style-name="Strong_20_Emphasis"><text:span text:style-name="T18">suit activement les dernières évolutions et tendances</text:span></text:span><text:span text:style-name="T18"> en matière de programmation et design web. Il est curieux, autonome et il est capable de définir les contraintes technique liés à un projet qu'on lui soumet. </text:span></text:p>
        <text:p text:style-name="P96"/>
        <text:p text:style-name="P46"/>
        <text:p text:style-name="P28"/>
        <text:p text:style-name="P39"><text:span text:style-name="T126">Les grandes m</text:span>issions <text:span text:style-name="T126">de l’intégrateur</text:span></text:p>
        <text:p text:style-name="P54"/>
        <text:p text:style-name="P55">La découpe :</text:p>
        <text:p text:style-name="P87"><text:span text:style-name="T13">D</text:span><text:span text:style-name="T12">écouper des </text:span><text:span text:style-name="Strong_20_Emphasis"><text:span text:style-name="T14">maquettes graphiques via Photoshop</text:span></text:span><text:span text:style-name="T12">.</text:span></text:p>
        <text:p text:style-name="P56">Consiste à reproduire le design dans un fichier html</text:p>
        <text:p text:style-name="P56">Mettre en page <text:span text:style-name="T131">l</text:span>e fichier avec les feuilles de styles css</text:p>
        <text:p text:style-name="P54"><text:soft-page-break/></text:p>
        <text:p text:style-name="P56">L’intégration :</text:p>
        <text:p text:style-name="P57">Nourrit la page</text:p>
        <text:p text:style-name="P88"><text:span text:style-name="T12">La plupart du temps, il sait manipuler au moins un </text:span><text:span text:style-name="Strong_20_Emphasis"><text:span text:style-name="T14">CMS comme WordPress</text:span></text:span></text:p>
        <text:p text:style-name="P54"/>
        <text:p text:style-name="P56">Les tests :</text:p>
        <text:p text:style-name="P54">Teste la compatibilité avec les <text:span text:style-name="T130">différents </text:span>navigateurs <text:span text:style-name="T130">sur tous les </text:span>supports.</text:p>
        <text:p text:style-name="P54"/>
        <text:p text:style-name="P67">--------</text:p>
        <text:p text:style-name="P67"/>
        <text:p text:style-name="P92"><text:span text:style-name="Strong_20_Emphasis"><text:span text:style-name="T20">C</text:span></text:span><text:span text:style-name="Strong_20_Emphasis"><text:span text:style-name="T18">réer les pages au format HTML5</text:span></text:span><text:span text:style-name="T18"> </text:span></text:p>
        <text:p text:style-name="P92"><text:span text:style-name="T20">F</text:span><text:span text:style-name="T18">euilles de style au format </text:span><text:a xlink:type="simple" xlink:href="https://www.alticreation.com/8-regles-organiser-code-css/" text:style-name="Internet_20_link" text:visited-style-name="Visited_20_Internet_20_Link"><text:span text:style-name="Strong_20_Emphasis"><text:span text:style-name="T32">CSS3</text:span></text:span></text:a></text:p>
        <text:p text:style-name="P89"><text:span text:style-name="T16">Intera</text:span><text:span text:style-name="T15">ctions ou effets visuels avec du </text:span><text:span text:style-name="Strong_20_Emphasis"><text:span text:style-name="T14">Javascript</text:span></text:span></text:p>
        <text:p text:style-name="P89"><text:span text:style-name="Strong_20_Emphasis"><text:span text:style-name="T18"/></text:span></text:p>
        <text:p text:style-name="P9"><text:span text:style-name="T18">La </text:span><text:span text:style-name="Strong_20_Emphasis"><text:span text:style-name="T18">maquette fonctionnelle produite</text:span></text:span><text:span text:style-name="T18"> est lisible dans un </text:span><text:span text:style-name="Strong_20_Emphasis"><text:span text:style-name="T18">navigateur web</text:span></text:span><text:span text:style-name="T18"> (comme Firefox, Internet Explorer ou Chrome). Mais cette maquette ne contient </text:span><text:span text:style-name="Strong_20_Emphasis"><text:span text:style-name="T18">que des données factices</text:span></text:span><text:span text:style-name="T18">.</text:span></text:p>
        <text:p text:style-name="P97"><text:span text:style-name="T26"/></text:p>
        <text:p text:style-name="P89"><text:span text:style-name="Strong_20_Emphasis"><text:span text:style-name="T14">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68"/>
        <text:p text:style-name="P62"/>
        <text:p text:style-name="P38"/>
        <text:p text:style-name="P59">Les bonnes pratiques</text:p>
        <text:p text:style-name="P37"/>
        <text:p text:style-name="P38">Principes généraux</text:p>
        <text:p text:style-name="P38"/>
        <text:p text:style-name="P65">Respecter les normes W3C permet de :</text:p>
        <text:p text:style-name="P66"/>
        <text:p text:style-name="P116"><text:span text:style-name="T137">L’évolutivité ou la séparation du fond et de la forme qui permet d’agir indépendamment l’un de l’autre,</text:span></text:p>
        <text:p text:style-name="P116">La portabilité ou l’utilisation sur de nombreux supports et plateformes,</text:p>
        <text:p text:style-name="P115"><text:span text:style-name="T140">La visibilité, influence </text:span>la présence sur les moteurs de recherche en aidant les robots à bien comprendre le contenu.</text:p>
        <text:p text:style-name="P38"/>
        <text:p text:style-name="P41">Séparer le <text:span text:style-name="T139">contenu</text:span> et le design</text:p>
        <text:p text:style-name="P41"/>
        <text:p text:style-name="P48">pourquoi séparer</text:p>
        <text:p text:style-name="P48">le but à atteindre</text:p>
        <text:p text:style-name="P48">ce qu’il faut faire</text:p>
        <text:p text:style-name="P50"/>
        <text:p text:style-name="P49">Devant la possibilité grandissante d’exploiter un <text:span text:style-name="T143">nombre important </text:span>de données au sein d’un même site web, <text:span text:style-name="T141">séparer le design et contenu en deux entités bien distinctes </text:span>s’est imposé au fil du temps comme une bonne pratique incontournable<text:span text:style-name="T141">.</text:span></text:p>
        <text:p text:style-name="P51"><text:span text:style-name="T141">Un fichier Html qui donne un sens au contenu présent dans la page et un fichier Css qui s’occupe de mettre en forme le contenu.</text:span></text:p>
        <text:p text:style-name="P51"><text:span text:style-name="T48"/></text:p>
        <text:p text:style-name="P51"><text:soft-page-break/><text:span text:style-name="T48"/></text:p>
        <text:p text:style-name="P52"><text:span text:style-name="T48">Suivre ce principe permet d’avoir un code clair et sémantiquement correct facile à maintenir.</text:span></text:p>
        <text:p text:style-name="P52"><text:span text:style-name="T48"/></text:p>
        <text:p text:style-name="P105"><text:span text:style-name="Strong_20_Emphasis"><text:span text:style-name="T51">La première attente d’un utilisateur est de trouver un </text:span></text:span><text:span text:style-name="Strong_20_Emphasis"><text:span text:style-name="T50">contenu pertinent, </text:span></text:span><text:span text:style-name="T50">en rapport avec </text:span><text:span text:style-name="T51">sa demande. L</text:span><text:span text:style-name="Strong_20_Emphasis"><text:span text:style-name="T54">e design, </text:span></text:span><text:span text:style-name="Strong_20_Emphasis"><text:span text:style-name="T55">quant à lui,</text:span></text:span><text:span text:style-name="Strong_20_Emphasis"><text:span text:style-name="T54"> revêt une importance capitale </text:span></text:span><text:span text:style-name="T54">dans la satisfaction de l'utilisateur d'un site web, a condition d'être au service du contenu.</text:span></text:p>
        <text:p text:style-name="P119"><draw:custom-shape text:anchor-type="paragraph" draw:z-index="0" draw:name="Cadre3" draw:style-name="gr1" draw:text-style-name="P126"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34">La présentation du contenu est déterminée par le design du site. Alors que le contenu fait référence à des données structurées, le design, lui, fait référence à la façon dont ces données seront représentées visuellement. Le design comprend les éléments qui constituent une interface Web : HTML, feuilles de style (CSS), des images qui ne font pas partie du contenu, typographie, fonte et ainsi de suite.</text:span></text:p>
        <text:p text:style-name="Text_20_body"><text:span text:style-name="T66">L'un des objectifs majeurs des CSS est de permettre la mise en forme hors des documents. Il est par exemple possible de ne décrire que la structure d'un document en </text:span><text:a xlink:type="simple" xlink:href="https://fr.wikipedia.org/wiki/HTML" text:style-name="Internet_20_link" text:visited-style-name="Visited_20_Internet_20_Link"><text:span text:style-name="T77">HTML</text:span></text:a><text:span text:style-name="T66">, et de décrire toute la présentation dans une feuille de style CSS séparée. Les styles sont appliqués au dernier moment, dans le navigateur web des visiteurs qui consultent le document. Cette séparation fournit un certain nombre de bénéfices, permettant d'améliorer l'</text:span><text:a xlink:type="simple" xlink:href="https://fr.wikipedia.org/wiki/Accessibilité_du_Web" text:style-name="Internet_20_link" text:visited-style-name="Visited_20_Internet_20_Link"><text:span text:style-name="T77">accessibilité</text:span></text:a><text:span text:style-name="T66">, de changer plus facilement de présentation, et de réduire la complexité de l'architecture d'un document.</text:span><text:span text:style-name="T142"> </text:span></text:p>
        <text:p text:style-name="Text_20_body"><text:span text:style-name="T142"/></text:p>
        <text:p text:style-name="P42">Un code organisé et réutilisable</text:p>
        <text:p text:style-name="P42"/>
        <text:p text:style-name="P61"/>
        <text:p text:style-name="P92"><text:span text:style-name="T4"/></text:p>
        <text:p text:style-name="P95"><text:span text:style-name="T53">L'intégrateur web devra créer un </text:span><text:span text:style-name="Strong_20_Emphasis"><text:span text:style-name="T53">code propre, organisé et réutilisable</text:span></text:span><text:span text:style-name="T53">. </text:span></text:p>
        <text:p text:style-name="P95"><text:span text:style-name="T53">Ceci afin de pouvoir </text:span><text:span text:style-name="T57">être</text:span><text:span text:style-name="T53"> modifier facilement par un autre intervenant, </text:span><text:span text:style-name="T57">c</text:span><text:span text:style-name="T53">ar il est rare qu'un site internet ne subisse pas d'évolution au cours de son existence. </text:span></text:p>
        <text:p text:style-name="P94"><text:span text:style-name="T56"/></text:p>
        <text:p text:style-name="P94"><text:span text:style-name="T56">Cette démarche </text:span><text:span text:style-name="T53">commence dès la conception en répondant aux besoins de l'utilisateur et uniquement aux besoins de l'utilisateur.</text:span></text:p>
        <text:p text:style-name="P94"><text:span text:style-name="T53"/></text:p>
        <text:p text:style-name="P125"><text:span text:style-name="T70">Les Méthodes agiles</text:span></text:p>
        <text:p text:style-name="P108"><text:span text:style-name="T58">Les méthodes agiles se veulent plus pragmatiques que les méthodes traditionnelles. </text:span><text:span text:style-name="T59">Elles </text:span><text:span text:style-name="T58">impliquent au maximum le client et permettent une grande réactivité à ses demandes. Elles reposent sur un </text:span><text:span text:style-name="T76">cycle de développement </text:span><text:span text:style-name="T58">itératif, incrémental et adaptatif et doivent respecter quatre valeurs fondamentales déclinées en douze principes desquels découlent une base de pratiques, soit communes, soit complémentaires.</text:span></text:p>
        <text:p text:style-name="P124"><text:span text:style-name="T71">S</text:span><text:span text:style-name="T70">éparer le développement du projet en plusieurs parties plus petites, plus facile à maîtriser et à contrôler. </text:span><text:span text:style-name="T71">Gérer le client un suivi plus efficace une remise en question des besoins permanentes un ajustement <text:s text:c="4"/>une fléxibilité.</text:span></text:p>
        <text:p text:style-name="P121"><text:span text:style-name="T85">Le</text:span><text:span text:style-name="T84"> développe</text:span><text:span text:style-name="T85">ment</text:span><text:span text:style-name="T84"> par module.</text:span></text:p>
        <text:p text:style-name="P122"><text:soft-page-break/><text:span text:style-name="T72">Permettra de</text:span><text:span text:style-name="T70"> livrer au client un premier module dont il pourra se servir pendant que vous écrirez les suivants. Par exemple, il pourra commencer à remplir la base de données pendant que vous travaillerez sur la suite. Ce qui vous permettra d'avoir d'un jeu d'essais plus proche du réel. De plus, un module bien conçu pourra être réutilisé dans d'autres projets.</text:span></text:p>
        <text:p text:style-name="P120"><text:span text:style-name="T53">Les outils de versionning</text:span></text:p>
        <text:p text:style-name="P120"><text:span text:style-name="T56">Git, </text:span><text:span text:style-name="Internet_20_link"><text:span text:style-name="T67">Subversion </text:span></text:span><text:span text:style-name="T67">ou </text:span><text:span text:style-name="T68">encore Mercurial</text:span><text:span text:style-name="Internet_20_link"><text:span text:style-name="T67"> </text:span></text:span><text:span text:style-name="T67">sont des logiciels vous permettant de sauvegarder votre travail sur un serveur distant, mais aussi de garder les informations liées à chaque modification du code et ainsi de pouvoir travailler à plusieurs sur le même projet.</text:span></text:p>
        <text:p text:style-name="P123"><text:span text:style-name="T71"/></text:p>
        <text:p text:style-name="P47"/>
        <text:p text:style-name="P59">Principes spécifiques</text:p>
        <text:p text:style-name="P59"/>
        <text:p text:style-name="P74"><text:span text:style-name="T2">Html : </text:span><text:span text:style-name="T3">D</text:span><text:span text:style-name="T2">escription </text:span><text:span text:style-name="T3">et s</text:span><text:span text:style-name="T2">émantique</text:span></text:p>
        <text:p text:style-name="P72"><text:span text:style-name="T2"/></text:p>
        <text:p text:style-name="P60"><text:span text:style-name="T1">Décrire la page</text:span></text:p>
        <text:p text:style-name="P60"><text:span text:style-name="T1">Structurer la page</text:span></text:p>
        <text:p text:style-name="P60"><text:span text:style-name="T1">Donner du sens et de la valeur aux informations</text:span></text:p>
        <text:p text:style-name="P72"><text:span text:style-name="T64"/></text:p>
        <text:p text:style-name="P73"><text:span text:style-name="T63"/></text:p>
        <text:p text:style-name="P72"><text:span text:style-name="T62">Le Html est un langage de programmation descriptif, il est destiné à décrire le contenu, les informations </text:span><text:span text:style-name="T60">au sein de</text:span><text:span text:style-name="T62"> la page. La sémantique permet de donner du sens </text:span><text:span text:style-name="T60">et une structure à la page en utilisant les éléments appropriés. La sémantique décrit la valeur du contenu de la page, sans tenir compte de l’apparence ou de la mise en forme des informations. </text:span></text:p>
        <text:p text:style-name="P109"><text:span text:style-name="T80">Ceci permet</text:span><text:span text:style-name="T79"> </text:span><text:span text:style-name="T80">à tous les utilisateurs, y compris les ordinateurs, les lecteurs d’écrans, les moteurs de recherches, ainsi que tous types de supports de lire et comprendre la même information. Il est également beaucoup plus simple de travailler et de maintenir un code Html sémantiquement correct puisque le document est découpé en parties claires et logiques.</text:span></text:p>
        <text:p text:style-name="P110"><text:span text:style-name="T60">L</text:span><text:span text:style-name="T61">es balises div et span n’ont actuellement aucune valeur sémantique, elles permettent simplement de mettre en forme le document.</text:span></text:p>
        <text:p text:style-name="P85"><text:span text:style-name="T42"/></text:p>
        <text:p text:style-name="P41"/>
        <text:p text:style-name="P41"/>
        <text:p text:style-name="P41"/>
        <text:p text:style-name="P41"/>
        <text:p text:style-name="P41"/>
        <text:p text:style-name="P41"/>
        <text:p text:style-name="P44">Css :</text:p>
        <text:p text:style-name="P44"/>
        <text:p text:style-name="P53">Description de la présentation du document</text:p>
        <text:p text:style-name="P53">Concepts fondamentaux : boîte et flux</text:p>
        <text:p text:style-name="P53">Propriétés et valeurs </text:p>
        <text:p text:style-name="P44"/>
        <text:p text:style-name="P45"><text:soft-page-break/><text:span text:style-name="T135"/></text:p>
        <text:p text:style-name="P63"><text:span text:style-name="T87"/></text:p>
        <text:h text:style-name="P17" text:outline-level="4"><text:bookmark text:name="S.C3.A9paration_entre_la_structure_et_la_pr.C3.A9sentation"/><text:span text:style-name="T49">Séparation entre la structure et la présentation</text:span></text:h>
        <text:p text:style-name="P103"><text:span text:style-name="T66">L'un des objectifs majeurs des CSS est de permettre la mise en forme hors des documents. Il est par exemple possible de ne décrire que la structure d'un document en </text:span><text:a xlink:type="simple" xlink:href="https://fr.wikipedia.org/wiki/HTML" text:style-name="Internet_20_link" text:visited-style-name="Visited_20_Internet_20_Link"><text:span text:style-name="T73">HTML</text:span></text:a><text:span text:style-name="T66">, et de décrire toute la présentation dans une feuille de style CSS séparée. Les styles sont appliqués au dernier moment, dans le navigateur web des visiteurs qui consultent le document. Cette séparation fournit un certain nombre de bénéfices, permettant d'améliorer l'</text:span><text:a xlink:type="simple" xlink:href="https://fr.wikipedia.org/wiki/Accessibilité_du_Web" text:style-name="Internet_20_link" text:visited-style-name="Visited_20_Internet_20_Link"><text:span text:style-name="T73">accessibilité</text:span></text:a><text:span text:style-name="T66">, de changer plus facilement de présentation, et de réduire la complexité de l'architecture d'un document.</text:span></text:p>
        <text:p text:style-name="P102">Ainsi, les avantages des feuilles de style sont multiples :</text:p>
        <text:list xml:id="list8956421194003932746" text:style-name="L4">
          <text:list-item>
            <text:p text:style-name="P100">La structure du document et la présentation peuvent être gérées dans des fichiers séparés ;</text:p>
          </text:list-item>
          <text:list-item>
            <text:p text:style-name="P112">La conception d'un document se fait dans un premier temps sans se soucier de la présentation, ce qui permet d'être plus efficace ;</text:p>
          </text:list-item>
          <text:list-item>
            <text:p text:style-name="P113"><text:span text:style-name="T66">Dans le cas d'un </text:span><text:a xlink:type="simple" xlink:href="https://fr.wikipedia.org/wiki/Site_web" text:style-name="Internet_20_link" text:visited-style-name="Visited_20_Internet_20_Link"><text:span text:style-name="T73">site web</text:span></text:a><text:span text:style-name="T66">, la présentation est uniformisée : les documents (pages HTML) font référence aux mêmes feuilles de styles. Cette caractéristique permet de plus une remise en forme rapide de l'aspect visuel ;</text:span></text:p>
          </text:list-item>
          <text:list-item>
            <text:p text:style-name="P113"><text:span text:style-name="T66">Un même document peut donner le choix entre plusieurs feuilles de style, par exemple une pour l'impression et une pour la lecture à l'écran. Certains </text:span><text:a xlink:type="simple" xlink:href="https://fr.wikipedia.org/wiki/Navigateur_web" text:style-name="Internet_20_link" text:visited-style-name="Visited_20_Internet_20_Link"><text:span text:style-name="T73">navigateurs web</text:span></text:a><text:span text:style-name="T66"> permettent au visiteur de choisir un style parmi plusieurs ;</text:span></text:p>
          </text:list-item>
          <text:list-item>
            <text:p text:style-name="P112">Le code HTML est considérablement réduit en taille et en complexité, puisqu'il ne contient plus de balises ni d'attributs de présentation.</text:p>
          </text:list-item>
        </text:list>
        <text:p text:style-name="P63"><text:span text:style-name="T87"/></text:p>
        <text:p text:style-name="P71"/>
        <text:p text:style-name="P71"/>
        <text:p text:style-name="P70"><text:span text:style-name="T145">Approche : </text:span>OOCSS ou BEM</text:p>
        <text:h text:style-name="P16" text:outline-level="4"><text:bookmark text:name="CSSOO"/>CSSOO</text:h>
        <text:p text:style-name="P106"><text:span text:style-name="T66">Le CSS orienté-objet (en anglais </text:span><text:span text:style-name="T69">OOCSS</text:span><text:span text:style-name="T66">), est une méthode crée en 2009 sur le modèle de la </text:span><text:a xlink:type="simple" xlink:href="https://fr.wikipedia.org/wiki/Programmation_orientée_objet" text:style-name="Internet_20_link" text:visited-style-name="Visited_20_Internet_20_Link"><text:span text:style-name="T73">programmation orientée objet</text:span></text:a><text:span text:style-name="T66">, permettant de réutiliser ses styles dans plusieurs contextes</text:span><text:bookmark text:name="cite_ref-44"/><text:span text:style-name="T66">.</text:span></text:p>
        <text:h text:style-name="P16" text:outline-level="4"><text:bookmark text:name="BEM"/>BEM</text:h>
        <text:p text:style-name="P107"><text:span text:style-name="T86">Le BEM (Block, element, modifier) est une technique d'écriture du CSS inventée en 2010, consistant à déclarer les styles sous forme d'arborescence pour en améliorer la performance</text:span></text:p>
        <text:p text:style-name="P69"/>
        <text:p text:style-name="P99"/>
        <text:p text:style-name="P41"/>
        <text:p text:style-name="P41"/>
        <text:p text:style-name="P41">JS : Utilisation et contexte</text:p>
        <text:h text:style-name="P12" text:outline-level="3">Ne misez pas tout sur Javascript</text:h>
        <text:p text:style-name="P104"><text:span text:style-name="T46">Une bonne page web doit être consultable et entièrement fonctionnelle sans Javascript. Ce langage est optionnel du fait que </text:span><text:a xlink:type="simple" xlink:href="https://www.alsacreations.com/actu/lire/305-pourquoi-certains-nactivent-pas-javascript.html" text:style-name="Internet_20_link" text:visited-style-name="Visited_20_Internet_20_Link"><text:span text:style-name="Internet_20_link"><text:span text:style-name="T47">tout le monde n'en dispose pas</text:span></text:span></text:a><text:span text:style-name="T46">. Aussi, Javascript est principalement utile lorsqu'il s'agit d'améliorer et d'étendre le comportement de vos pages.</text:span></text:p>
        <text:p text:style-name="P114"><text:span text:style-name="T46">Cela veut donc dire que vous ne disposez pas forcément de toutes les fonctionnalités de votre page si ce langage est indisponible. En revanche, chacun des éléments présents dans votre page fonctionne (liens, boutons, etc...). Si un bouton ne fonctionne pas sans Javascript, c'est que celui-ci n'a pas sa place dans le code XHTML et qu'il devrait être créé via le script. Les codes suivants illustrent ces propos.</text:span></text:p>
        <text:p text:style-name="P41"/>
        <text:p text:style-name="P41"/>
        <text:p text:style-name="P41"/>
        <text:p text:style-name="P41">Frameworks<text:tab/>: Productivité et maintenance</text:p>
        <text:p text:style-name="P84"><text:span text:style-name="T4">L'intégrateur pourra décider de démarrer un projet avec un </text:span><text:a xlink:type="simple" xlink:href="https://www.alticreation.com/bootstrap-foundation-frameworks-front-end/" text:style-name="Internet_20_link" text:visited-style-name="Visited_20_Internet_20_Link"><text:span text:style-name="Internet_20_link"><text:span text:style-name="T31">framework front-end comme Bootstrap ou Foundation</text:span></text:span></text:a><text:span text:style-name="T4">.</text:span></text:p>
        <text:p text:style-name="P41"/>
        <text:p text:style-name="P41"/>
        <text:p text:style-name="P41">Compatibilité cross-browser</text:p>
        <text:h text:style-name="P13" text:outline-level="4"><text:span text:style-name="T138">L</text:span>a contrainte multi-navigateur</text:h>
        <text:p text:style-name="P92"><text:span text:style-name="T5">P</text:span><text:span text:style-name="T4">roduire un site qui soit </text:span><text:span text:style-name="Strong_20_Emphasis"><text:span text:style-name="T8">identique visuellement</text:span></text:span><text:span text:style-name="T4"> et qui propose une expérience utilisateur égale </text:span><text:span text:style-name="T5">sur tous les</text:span><text:span text:style-name="T4"> navigateurs. Il faut donc tester et créer des </text:span><text:span text:style-name="Strong_20_Emphasis"><text:span text:style-name="T8">correctifs </text:span></text:span><text:span text:style-name="Strong_20_Emphasis"><text:span text:style-name="T9">si besoin</text:span></text:span><text:span text:style-name="T4">. </text:span></text:p>
        <text:p text:style-name="P82"><text:span text:style-name="T4">Navigateurs trop anciens non pris en compte &lt; IE9</text:span></text:p>
        <text:p text:style-name="P41"/>
        <text:p text:style-name="P41">Responsive</text:p>
        <text:h text:style-name="P14" text:outline-level="4"><text:span text:style-name="T38">La contrainte multi-plateforme</text:span></text:h>
        <text:p text:style-name="P76">On entend par multi-plateforme une multitude de terminaux pour consulter le site. Aujourd'hui, il en existe trois principaux :</text:p>
        <text:list xml:id="list617042153336876181" text:style-name="WWNum2">
          <text:list-header>
            <text:p text:style-name="P117"><text:span text:style-name="T10">L'ordinateur de bureau classique</text:span></text:p>
            <text:p text:style-name="P117"><text:span text:style-name="T10">La tablette mobile</text:span></text:p>
            <text:p text:style-name="P118"><text:span text:style-name="T10">Le smartphone</text:span></text:p>
            <text:p text:style-name="P118"><text:span text:style-name="T10"/></text:p>
          </text:list-header>
        </text:list>
        <text:p text:style-name="P83"><text:soft-page-break/><text:span text:style-name="T6">C</text:span><text:span text:style-name="T4">réer un code et une structure de site qui puissent </text:span><text:span text:style-name="Strong_20_Emphasis"><text:span text:style-name="T8">s'adapter au terminal</text:span></text:span><text:span text:style-name="T4"> du client. </text:span><text:span text:style-name="T6">O</text:span><text:span text:style-name="T4">n peut choisir de créer une </text:span><text:span text:style-name="Strong_20_Emphasis"><text:span text:style-name="T8">version unique</text:span></text:span><text:span text:style-name="T4"> d</text:span><text:span text:style-name="T6">u</text:span><text:span text:style-name="T4"> site ayant la </text:span><text:span text:style-name="T6">capacit</text:span><text:span text:style-name="T4">é de s'adapter à la taille de l'écran du terminal. On appelle cela du «</text:span><text:span text:style-name="Strong_20_Emphasis"><text:span text:style-name="T8">responsive design</text:span></text:span><text:span text:style-name="T4">».<text:line-break/>Ou alors, une </text:span><text:span text:style-name="Strong_20_Emphasis"><text:span text:style-name="T8">version complémentaire dédiée</text:span></text:span><text:span text:style-name="T4"> au mobile ou tablette sera déclinée. Dans ce dernier cas, le site aura un modèle standard (pour grand écran) et un modèle alternatif pour tablette et/ou mobile.</text:span></text:p>
        <text:p text:style-name="P41"/>
        <text:p text:style-name="P41">Accessibilité</text:p>
        <text:h text:style-name="P10" text:outline-level="3">Rendre le site accessible ou l'accessibilité</text:h>
        <text:p text:style-name="P93"><text:span text:style-name="T4">Le code</text:span><text:span text:style-name="T7">doit</text:span><text:span text:style-name="T4"> être </text:span><text:span text:style-name="Strong_20_Emphasis"><text:span text:style-name="T8">lisible et accessible</text:span></text:span><text:span text:style-name="T4"> par les personnes utilisant des dispositifs spécifiques pour consulter le site, notamment pour les non voyants. Il existe des normes à respecter, mais d'une façon générale, l'intégrateur devra </text:span><text:span text:style-name="Strong_20_Emphasis"><text:span text:style-name="T8">séparer techniquement l'aspect visuel et le contenu l'un de l'autre</text:span></text:span><text:span text:style-name="T4">. Pour se faire, l'aspect visuel devra entièrement être pris en charge par les feuilles de styles au format CSS3 et le contenu devra être «balisé» par du code HTML5. Cette simple procédure permet de rendre le site plus facilement accessible.</text:span></text:p>
        <text:p text:style-name="P80"><text:span text:style-name="T117">L'accessibilité :</text:span></text:p>
        <text:list xml:id="list1837367809715976862" text:style-name="L2">
          <text:list-item>
            <text:p text:style-name="P111">C'est faire en sorte que ma cousine Clotilde en Corrèze, qui ne dispose pas encore d'une liaison à haut débit, puisse accéder aux données de mon site Internet sans attendre une heure le chargement d'une page trop lourde.</text:p>
          </text:list-item>
          <text:list-item>
            <text:p text:style-name="P111">C'est rédiger mes textes en bon français, en utilisant des termes simples et compréhensibles par tous ou si certains termes ne peuvent pas être remplacés, d'en donner une explication claire.</text:p>
          </text:list-item>
          <text:list-item>
            <text:p text:style-name="P111">C'est autoriser tonton Albert, qui n'a pas opté pour le navigateur de monsieur tout le monde, de pouvoir naviguer sur mes pages sans devoir changer son logiciel préféré.</text:p>
          </text:list-item>
          <text:list-item>
            <text:p text:style-name="P111">C'est mettre en place des systèmes alternatifs si j'utilise des scripts particuliers, qui nécessitent l'installation de logiciels complémentaires pour être exécutés et ainsi permettre la visite de mes pages.</text:p>
          </text:list-item>
          <text:list-item>
            <text:p text:style-name="P111">C'est traduire les acronymes et abréviations en langage clair et compréhensible par tous.</text:p>
          </text:list-item>
          <text:list-item>
            <text:p text:style-name="P111">C'est un site bien pensé et bien agencé (ergonomie générale) afin de pouvoir offrir une navigation simple et cohérente.</text:p>
          </text:list-item>
          <text:list-item>
            <text:p text:style-name="P111">C'est faire plaisir à ma mamie Marcelle, dont la vue baisse, en lui permettant d'utiliser le grossissement des textes de son navigateur.</text:p>
          </text:list-item>
        </text:list>
        <text:p text:style-name="P101">En résumé, c'est permettre au public ciblé par le site, quel que soit son matériel, ses logiciels, ses équipements particuliers, son handicap, de profiter du résultat des heures passées à créer et à maintenir le site.</text:p>
        <text:p text:style-name="P41"><text:soft-page-break/></text:p>
        <text:p text:style-name="P40">Ref</text:p>
        <text:h text:style-name="P11" text:outline-level="3">Être trouver facilement : le référencement ou être «SEO friendly»</text:h>
        <text:p text:style-name="P86"><text:span text:style-name="T4">L'intégrateur web devra également produire un code qui puisse être</text:span><text:span text:style-name="Strong_20_Emphasis"><text:span text:style-name="T4"> </text:span></text:span><text:span text:style-name="Strong_20_Emphasis"><text:span text:style-name="T8">parcouru par les moteurs de recherche</text:span></text:span><text:span text:style-name="T4"> de façon optimale. Pour cela, il devra respecter un certain nombre de protocoles permettant de décrire au mieux le contenu et de le parcourir dans son intégralité avec facilité. On appelle cela de</text:span><text:span text:style-name="Strong_20_Emphasis"><text:span text:style-name="T4"> </text:span></text:span><text:span text:style-name="Strong_20_Emphasis"><text:span text:style-name="T8">l'optimisation SEO</text:span></text:span><text:span text:style-name="T4"> (Search Engine Optimization). Ce travail spécifique est parfois réalisé par une personne spécialisée en SEO.</text:span></text:p>
        <text:p text:style-name="P36"/>
        <text:p text:style-name="P36"/>
        <text:p text:style-name="P5"/>
        <text:p text:style-name="P5"/>
        <text:p text:style-name="P5"/>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adornments="Normal" style:font-family-generic="roman" style:font-pitch="variable" style:font-charset="x-symbol"/>
    <style:font-face style:name="Open Sans1" svg:font-family="'Open Sans', apple-system, BlinkMacSystemFont, 'Segoe UI', Roboto, 'Helvetica Neue', Arial, sans-serif"/>
    <style:font-face style:name="apple-system1" svg:font-family="apple-system, BlinkMacSystemFont, 'Segoe UI', Roboto, Helvetica, Arial, sans-serif"/>
    <style:font-face style:name="helvetica" svg:font-family="helvetica, arial, sans-serif"/>
    <style:font-face style:name="sans-serif" svg:font-family="sans-serif"/>
    <style:font-face style:name="Actor" svg:font-family="Actor, arial, sans-serif" style:font-family-generic="roman" style:font-pitch="variable"/>
    <style:font-face style:name="Arial1" svg:font-family="Arial" style:font-family-generic="roman" style:font-pitch="variable"/>
    <style:font-face style:name="Arial2" svg:font-family="Arial, Helvetica, sans-serif" style:font-family-generic="roman" style:font-pitch="variable"/>
    <style:font-face style:name="Arial" svg:font-family="Arial, sans-serif" style:font-family-generic="roman" style:font-pitch="variable"/>
    <style:font-face style:name="Droid Serif" svg:font-family="'Droid Serif', serif" style:font-family-generic="roman" style:font-pitch="variable"/>
    <style:font-face style:name="Lato" svg:font-family="Lato,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Code Pro" svg:font-family="'Source Code Pro', Inconsolata, 'Lucida Console', Terminal, 'Courier New', Courier" style:font-family-generic="roman" style:font-pitch="variable"/>
    <style:font-face style:name="Source sans pro" svg:font-family="'Source sans pro', sans-serif" style:font-family-generic="roman" style:font-pitch="variable"/>
    <style:font-face style:name="Verdana" svg:font-family="Verdana, sans-serif" style:font-family-generic="roman" style:font-pitch="variable"/>
    <style:font-face style:name="Whitney SSm A" svg:font-family="'Whitney SSm A', 'Whitney SSm B', 'Lucida Grande', 'Lucida Sans', Verdana, Helvetica, Arial, sans-serif" style:font-family-generic="roman" style:font-pitch="variable"/>
    <style:font-face style:name="a" svg:font-family="a" style:font-family-generic="roman" style:font-pitch="variable"/>
    <style:font-face style:name="apple-system"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4"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4" fo:font-family="Arial" style:font-style-name="Normal" style:font-family-generic="swiss" style:font-pitch="variable"/>
    </style:style>
    <style:style style:name="List" style:family="paragraph" style:parent-style-name="Text_20_body" style:default-outline-level="" style:class="list">
      <style:text-properties style:font-name-complex="Arial5"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5"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5"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5"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Arial" fo:font-family="Arial, sans-serif" style:font-family-generic="roman" style:font-pitch="variable" fo:font-size="12pt" fo:font-weight="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1-30T12:04:22.356000000</dc:date>
    <meta:editing-cycles>74</meta:editing-cycles>
    <meta:editing-duration>PT3H17M12S</meta:editing-duration>
    <meta:generator>LibreOffice/5.2.7.2$Windows_x86 LibreOffice_project/2b7f1e640c46ceb28adf43ee075a6e8b8439ed10</meta:generator>
    <meta:document-statistic meta:table-count="0" meta:image-count="0" meta:object-count="0" meta:page-count="10" meta:paragraph-count="149" meta:word-count="2822" meta:character-count="17766" meta:non-whitespace-character-count="15069"/>
  </office:meta>
</office:document-meta>
</file>